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OrgTitle" style:master-page-name="MP0" style:family="paragraph">
      <style:paragraph-properties fo:break-before="page"/>
    </style:style>
    <style:style style:name="P3" style:parent-style-name="Contents1" style:family="paragraph">
      <style:paragraph-properties>
        <style:tab-stops/>
      </style:paragraph-properties>
    </style:style>
    <style:style style:name="P4" style:parent-style-name="Contents2" style:family="paragraph">
      <style:paragraph-properties>
        <style:tab-stops/>
      </style:paragraph-properties>
    </style:style>
    <style:style style:name="P5" style:parent-style-name="Contents2" style:family="paragraph">
      <style:paragraph-properties>
        <style:tab-stops/>
      </style:paragraph-properties>
    </style:style>
    <style:style style:name="P6" style:parent-style-name="Contents2" style:family="paragraph">
      <style:paragraph-properties>
        <style:tab-stops/>
      </style:paragraph-properties>
    </style:style>
    <style:style style:name="P7" style:parent-style-name="Contents3" style:family="paragraph">
      <style:paragraph-properties>
        <style:tab-stops/>
      </style:paragraph-properties>
    </style:style>
    <style:style style:name="P8" style:parent-style-name="Contents3" style:family="paragraph">
      <style:paragraph-properties>
        <style:tab-stops/>
      </style:paragraph-properties>
    </style:style>
    <style:style style:name="P9" style:parent-style-name="Contents1" style:family="paragraph">
      <style:paragraph-properties>
        <style:tab-stops/>
      </style:paragraph-properties>
    </style:style>
    <style:style style:name="P10" style:parent-style-name="Contents2" style:family="paragraph">
      <style:paragraph-properties>
        <style:tab-stops/>
      </style:paragraph-properties>
    </style:style>
    <style:style style:name="P11" style:parent-style-name="Contents2" style:family="paragraph">
      <style:paragraph-properties>
        <style:tab-stops/>
      </style:paragraph-properties>
    </style:style>
    <style:style style:name="P12" style:parent-style-name="Contents2" style:family="paragraph">
      <style:paragraph-properties>
        <style:tab-stops/>
      </style:paragraph-properties>
    </style:style>
    <style:style style:name="P13" style:parent-style-name="Contents3" style:family="paragraph">
      <style:paragraph-properties>
        <style:tab-stops/>
      </style:paragraph-properties>
    </style:style>
    <style:style style:name="P14" style:parent-style-name="Contents3" style:family="paragraph">
      <style:paragraph-properties>
        <style:tab-stops/>
      </style:paragraph-properties>
    </style:style>
    <style:style style:name="P15" style:parent-style-name="Contents1" style:family="paragraph">
      <style:paragraph-properties>
        <style:tab-stops/>
      </style:paragraph-properties>
    </style:style>
    <style:style style:name="P16" style:parent-style-name="Contents2" style:family="paragraph">
      <style:paragraph-properties>
        <style:tab-stops/>
      </style:paragraph-properties>
    </style:style>
    <style:style style:name="P17" style:parent-style-name="Contents3" style:family="paragraph">
      <style:paragraph-properties>
        <style:tab-stops/>
      </style:paragraph-properties>
    </style:style>
    <style:style style:name="P18" style:parent-style-name="Contents3" style:family="paragraph">
      <style:paragraph-properties>
        <style:tab-stops/>
      </style:paragraph-properties>
    </style:style>
    <style:style style:name="P19" style:parent-style-name="Contents1" style:family="paragraph">
      <style:paragraph-properties>
        <style:tab-stops/>
      </style:paragraph-properties>
    </style:style>
    <style:style style:name="P20" style:parent-style-name="Contents2" style:family="paragraph">
      <style:paragraph-properties>
        <style:tab-stops/>
      </style:paragraph-properties>
    </style:style>
    <style:style style:name="P21" style:parent-style-name="Contents3" style:family="paragraph">
      <style:paragraph-properties>
        <style:tab-stops/>
      </style:paragraph-properties>
    </style:style>
    <style:style style:name="P22" style:parent-style-name="Textbody" style:family="paragraph">
      <style:text-properties fo:language="fr" fo:country="FR"/>
    </style:style>
    <style:style style:name="P23" style:parent-style-name="Textbody" style:list-style-name="OrgBulletedList" style:family="paragraph"/>
    <style:style style:name="P24" style:parent-style-name="Textbody" style:family="paragraph">
      <style:text-properties fo:language="fr" fo:country="FR"/>
    </style:style>
    <style:style style:name="P25" style:parent-style-name="Textbody" style:list-style-name="OrgBulletedList" style:family="paragraph"/>
    <style:style style:name="P26" style:parent-style-name="Textbody" style:list-style-name="OrgBulletedList" style:family="paragraph"/>
    <style:style style:name="P27" style:parent-style-name="Textbody" style:list-style-name="OrgBulletedList" style:family="paragraph">
      <style:text-properties fo:language="fr" fo:country="FR"/>
    </style:style>
    <style:style style:name="P28" style:parent-style-name="Textbody" style:list-style-name="OrgNumberedList" style:family="paragraph"/>
    <style:style style:name="P29" style:parent-style-name="Textbody" style:list-style-name="OrgBulletedList" style:family="paragraph"/>
    <style:style style:name="P30" style:parent-style-name="Textbody" style:list-style-name="OrgBulletedList" style:family="paragraph"/>
    <style:style style:name="P31" style:parent-style-name="Textbody" style:list-style-name="OrgBulletedList" style:family="paragraph"/>
    <style:style style:name="P32" style:parent-style-name="Textbody" style:list-style-name="OrgBulletedList" style:family="paragraph"/>
    <style:style style:name="P33" style:parent-style-name="Textbody" style:list-style-name="OrgBulletedList" style:family="paragraph">
      <style:text-properties fo:language="fr" fo:country="FR"/>
    </style:style>
    <style:style style:name="P34" style:parent-style-name="Textbody" style:list-style-name="OrgBulletedList" style:family="paragraph">
      <style:text-properties fo:language="fr" fo:country="FR"/>
    </style:style>
    <style:style style:name="P35" style:parent-style-name="Textbody" style:list-style-name="OrgBulletedList" style:family="paragraph">
      <style:text-properties fo:language="fr" fo:country="FR"/>
    </style:style>
    <style:style style:name="P36" style:parent-style-name="Textbody" style:list-style-name="OrgBulletedList" style:family="paragraph"/>
    <style:style style:name="P37" style:parent-style-name="Textbody" style:list-style-name="OrgBulletedList" style:family="paragraph"/>
    <style:style style:name="P38" style:parent-style-name="Textbody" style:list-style-name="OrgBulletedList" style:family="paragraph">
      <style:text-properties fo:language="fr" fo:country="FR"/>
    </style:style>
    <style:style style:name="P39" style:parent-style-name="Textbody" style:list-style-name="OrgBulletedList" style:family="paragraph">
      <style:text-properties fo:language="fr" fo:country="FR"/>
    </style:style>
    <style:style style:name="P40" style:parent-style-name="Textbody" style:family="paragraph">
      <style:text-properties fo:language="fr" fo:country="FR"/>
    </style:style>
    <style:style style:name="P41" style:parent-style-name="Textbody" style:list-style-name="OrgBulletedList" style:family="paragraph"/>
    <style:style style:name="P42" style:parent-style-name="Textbody" style:list-style-name="OrgBulletedList" style:family="paragraph">
      <style:text-properties fo:language="fr" fo:country="FR"/>
    </style:style>
    <style:style style:name="P43" style:parent-style-name="Textbody" style:list-style-name="OrgBulletedList" style:family="paragraph">
      <style:text-properties fo:language="fr" fo:country="FR"/>
    </style:style>
    <style:style style:name="P44" style:parent-style-name="Textbody" style:list-style-name="OrgBulletedList" style:family="paragraph">
      <style:text-properties fo:language="fr" fo:country="FR"/>
    </style:style>
    <style:style style:name="P45" style:parent-style-name="Textbody" style:list-style-name="OrgBulletedList" style:family="paragraph">
      <style:text-properties fo:language="fr" fo:country="FR"/>
    </style:style>
    <style:style style:name="P46" style:parent-style-name="Textbody" style:list-style-name="OrgBulletedList" style:family="paragraph"/>
    <style:style style:name="P47" style:parent-style-name="Textbody" style:list-style-name="OrgBulletedList" style:family="paragraph">
      <style:text-properties fo:language="fr" fo:country="FR"/>
    </style:style>
    <style:style style:name="P48" style:parent-style-name="Textbody" style:list-style-name="OrgBulletedList" style:family="paragraph">
      <style:text-properties fo:language="fr" fo:country="FR"/>
    </style:style>
    <style:style style:name="P49" style:parent-style-name="Textbody" style:list-style-name="OrgBulletedList" style:family="paragraph">
      <style:text-properties fo:language="fr" fo:country="FR"/>
    </style:style>
    <style:style style:name="P50" style:parent-style-name="Textbody" style:list-style-name="OrgBulletedList" style:family="paragraph">
      <style:text-properties fo:language="fr" fo:country="FR"/>
    </style:style>
    <style:style style:name="P51" style:parent-style-name="Textbody" style:list-style-name="OrgBulletedList" style:family="paragraph">
      <style:text-properties fo:language="fr" fo:country="FR"/>
    </style:style>
    <style:style style:name="P52" style:parent-style-name="Textbody" style:list-style-name="OrgNumberedList" style:family="paragraph"/>
    <style:style style:name="P53" style:parent-style-name="Textbody" style:list-style-name="OrgBulletedList" style:family="paragraph"/>
    <style:style style:name="P54" style:parent-style-name="Textbody" style:list-style-name="OrgBulletedList" style:family="paragraph"/>
    <style:style style:name="P55" style:parent-style-name="Textbody" style:list-style-name="OrgBulletedList" style:family="paragraph"/>
    <style:style style:name="P56" style:parent-style-name="Textbody" style:list-style-name="OrgBulletedList" style:family="paragraph">
      <style:text-properties fo:language="fr" fo:country="FR"/>
    </style:style>
    <style:style style:name="P57" style:parent-style-name="Textbody" style:list-style-name="OrgBulletedList" style:family="paragraph"/>
    <style:style style:name="P58" style:parent-style-name="Textbody" style:list-style-name="OrgBulletedList" style:family="paragraph"/>
    <style:style style:name="P59" style:parent-style-name="Textbody" style:list-style-name="OrgBulletedList" style:family="paragraph">
      <style:text-properties fo:language="fr" fo:country="FR"/>
    </style:style>
    <style:style style:name="P60" style:parent-style-name="Textbody" style:list-style-name="OrgBulletedList" style:family="paragraph">
      <style:text-properties fo:language="fr" fo:country="FR"/>
    </style:style>
    <style:style style:name="P61" style:parent-style-name="Textbody" style:family="paragraph">
      <style:text-properties fo:language="fr" fo:country="FR"/>
    </style:style>
    <style:style style:name="P62" style:parent-style-name="Textbody" style:list-style-name="OrgBulletedList" style:family="paragraph"/>
    <style:style style:name="P63" style:parent-style-name="Textbody" style:list-style-name="OrgBulletedList" style:family="paragraph"/>
    <style:style style:name="P64" style:parent-style-name="Textbody" style:family="paragraph">
      <style:text-properties fo:language="fr" fo:country="FR"/>
    </style:style>
    <style:style style:name="P65" style:parent-style-name="Textbody" style:list-style-name="OrgBulletedList" style:family="paragraph"/>
    <style:style style:name="P66" style:parent-style-name="Textbody" style:list-style-name="OrgBulletedList" style:family="paragraph"/>
    <style:style style:name="P67" style:parent-style-name="Textbody" style:list-style-name="OrgBulletedList" style:family="paragraph">
      <style:text-properties fo:language="fr" fo:country="FR"/>
    </style:style>
    <style:style style:name="P68" style:parent-style-name="Textbody" style:list-style-name="OrgNumberedList" style:family="paragraph"/>
    <style:style style:name="P69" style:parent-style-name="Textbody" style:list-style-name="OrgBulletedList" style:family="paragraph"/>
    <style:style style:name="P70" style:parent-style-name="Textbody" style:list-style-name="OrgBulletedList" style:family="paragraph"/>
    <style:style style:name="P71" style:parent-style-name="Textbody" style:list-style-name="OrgBulletedList" style:family="paragraph"/>
    <style:style style:name="P72" style:parent-style-name="Textbody" style:list-style-name="OrgBulletedList" style:family="paragraph"/>
    <style:style style:name="P73" style:parent-style-name="Textbody" style:list-style-name="OrgBulletedList" style:family="paragraph">
      <style:text-properties fo:language="fr" fo:country="FR"/>
    </style:style>
    <style:style style:name="P74" style:parent-style-name="Textbody" style:list-style-name="OrgBulletedList" style:family="paragraph">
      <style:text-properties fo:language="fr" fo:country="FR"/>
    </style:style>
    <style:style style:name="P75" style:parent-style-name="Textbody" style:list-style-name="OrgBulletedList" style:family="paragraph">
      <style:text-properties fo:language="fr" fo:country="FR"/>
    </style:style>
    <style:style style:name="P76" style:parent-style-name="Textbody" style:list-style-name="OrgBulletedList" style:family="paragraph">
      <style:text-properties fo:language="fr" fo:country="FR"/>
    </style:style>
    <style:style style:name="P77" style:parent-style-name="Textbody" style:family="paragraph">
      <style:text-properties fo:language="fr" fo:country="FR"/>
    </style:style>
    <style:style style:name="P78" style:parent-style-name="Textbody" style:list-style-name="OrgBulletedList" style:family="paragraph"/>
    <style:style style:name="P79" style:parent-style-name="Textbody" style:list-style-name="OrgBulletedList" style:family="paragraph">
      <style:text-properties fo:language="fr" fo:country="FR"/>
    </style:style>
    <style:style style:name="P80" style:parent-style-name="Textbody" style:list-style-name="OrgBulletedList" style:family="paragraph"/>
    <style:style style:name="P81" style:parent-style-name="Textbody" style:list-style-name="OrgBulletedList" style:family="paragraph">
      <style:text-properties fo:language="fr" fo:country="FR"/>
    </style:style>
    <style:style style:name="P82" style:parent-style-name="Textbody" style:list-style-name="OrgBulletedList" style:family="paragraph">
      <style:text-properties fo:language="fr" fo:country="FR"/>
    </style:style>
    <style:style style:name="P83" style:parent-style-name="Textbody" style:list-style-name="OrgBulletedList" style:family="paragraph"/>
    <style:style style:name="P84" style:parent-style-name="Textbody" style:list-style-name="OrgBulletedList" style:family="paragraph"/>
    <style:style style:name="T85" style:parent-style-name="Policepardéfaut" style:family="text">
      <style:text-properties fo:language="fr" fo:country="FR"/>
    </style:style>
    <style:style style:name="T86" style:parent-style-name="Accentuation" style:family="text">
      <style:text-properties fo:language="fr" fo:country="FR"/>
    </style:style>
    <style:style style:name="T87" style:parent-style-name="Policepardéfaut" style:family="text">
      <style:text-properties fo:language="fr" fo:country="FR"/>
    </style:style>
    <style:style style:name="P88" style:parent-style-name="Textbody" style:list-style-name="OrgBulletedList" style:family="paragraph"/>
    <style:style style:name="T89" style:parent-style-name="Policepardéfaut" style:family="text">
      <style:text-properties fo:language="fr" fo:country="FR"/>
    </style:style>
    <style:style style:name="T90" style:parent-style-name="Accentuation" style:family="text">
      <style:text-properties fo:language="fr" fo:country="FR"/>
    </style:style>
    <style:style style:name="T91" style:parent-style-name="Policepardéfaut" style:family="text">
      <style:text-properties fo:language="fr" fo:country="FR"/>
    </style:style>
    <style:style style:name="P92" style:parent-style-name="Textbody" style:list-style-name="OrgBulletedList" style:family="paragraph">
      <style:text-properties fo:language="fr" fo:country="FR"/>
    </style:style>
    <style:style style:name="P93" style:parent-style-name="Textbody" style:list-style-name="OrgBulletedList" style:family="paragraph">
      <style:text-properties fo:language="fr" fo:country="FR"/>
    </style:style>
    <style:style style:name="P94" style:parent-style-name="Textbody" style:list-style-name="OrgBulletedList" style:family="paragraph">
      <style:text-properties fo:language="fr" fo:country="FR"/>
    </style:style>
    <style:style style:name="P95" style:parent-style-name="Textbody" style:list-style-name="OrgBulletedList" style:family="paragraph">
      <style:text-properties fo:language="fr" fo:country="FR"/>
    </style:style>
    <style:style style:name="P96" style:parent-style-name="Textbody" style:list-style-name="OrgBulletedList" style:family="paragraph">
      <style:text-properties fo:language="fr" fo:country="FR"/>
    </style:style>
    <style:style style:name="P97" style:parent-style-name="Textbody" style:list-style-name="OrgBulletedList" style:family="paragraph">
      <style:text-properties fo:language="fr" fo:country="FR"/>
    </style:style>
    <style:style style:name="P98" style:parent-style-name="Textbody" style:list-style-name="OrgNumberedList" style:family="paragraph"/>
    <style:style style:name="P99" style:parent-style-name="Textbody" style:list-style-name="OrgBulletedList" style:family="paragraph"/>
    <style:style style:name="P100" style:parent-style-name="Textbody" style:list-style-name="OrgBulletedList" style:family="paragraph"/>
    <style:style style:name="P101" style:parent-style-name="Textbody" style:list-style-name="OrgBulletedList" style:family="paragraph"/>
    <style:style style:name="P102" style:parent-style-name="Textbody" style:list-style-name="OrgBulletedList" style:family="paragraph">
      <style:text-properties fo:language="fr" fo:country="FR"/>
    </style:style>
    <style:style style:name="P103" style:parent-style-name="Textbody" style:list-style-name="OrgBulletedList" style:family="paragraph"/>
    <style:style style:name="P104" style:parent-style-name="Textbody" style:list-style-name="OrgBulletedList" style:family="paragraph"/>
    <style:style style:name="P105" style:parent-style-name="Textbody" style:list-style-name="OrgBulletedList" style:family="paragraph">
      <style:text-properties fo:language="fr" fo:country="FR"/>
    </style:style>
    <style:style style:name="P106" style:parent-style-name="Textbody" style:list-style-name="OrgBulletedList" style:family="paragraph">
      <style:text-properties fo:language="fr" fo:country="FR"/>
    </style:style>
    <style:style style:name="T107" style:parent-style-name="Policepardéfaut" style:family="text">
      <style:text-properties fo:language="fr" fo:country="FR"/>
    </style:style>
    <style:style style:name="P108" style:parent-style-name="Textbody" style:list-style-name="OrgBulletedList" style:family="paragraph"/>
    <style:style style:name="P109" style:parent-style-name="Textbody" style:list-style-name="OrgBulletedList" style:family="paragraph">
      <style:text-properties fo:language="fr" fo:country="FR"/>
    </style:style>
    <style:style style:name="P110" style:parent-style-name="Textbody" style:list-style-name="OrgBulletedList" style:family="paragraph">
      <style:text-properties fo:language="fr" fo:country="FR"/>
    </style:style>
    <style:style style:name="P111" style:parent-style-name="Textbody" style:list-style-name="OrgBulletedList" style:family="paragraph">
      <style:text-properties fo:language="fr" fo:country="FR"/>
    </style:style>
    <style:style style:name="P112" style:parent-style-name="Textbody" style:list-style-name="OrgBulletedList" style:family="paragraph"/>
    <style:style style:name="P113" style:parent-style-name="Textbody" style:list-style-name="OrgBulletedList" style:family="paragraph"/>
    <style:style style:name="P114" style:parent-style-name="Textbody" style:list-style-name="OrgBulletedList" style:family="paragraph">
      <style:text-properties fo:language="fr" fo:country="FR"/>
    </style:style>
    <style:style style:name="P115" style:parent-style-name="Textbody" style:list-style-name="OrgNumberedList" style:family="paragraph"/>
    <style:style style:name="P116" style:parent-style-name="Textbody" style:list-style-name="OrgBulletedList" style:family="paragraph"/>
    <style:style style:name="P117" style:parent-style-name="Textbody" style:list-style-name="OrgBulletedList" style:family="paragraph"/>
    <style:style style:name="P118" style:parent-style-name="Textbody" style:list-style-name="OrgBulletedList" style:family="paragraph"/>
    <style:style style:name="P119" style:parent-style-name="Textbody" style:list-style-name="OrgBulletedList" style:family="paragraph"/>
    <style:style style:name="P120" style:parent-style-name="Textbody" style:list-style-name="OrgBulletedList" style:family="paragraph">
      <style:text-properties fo:language="fr" fo:country="FR"/>
    </style:style>
    <style:style style:name="P121" style:parent-style-name="Textbody" style:list-style-name="OrgBulletedList" style:family="paragraph">
      <style:text-properties fo:language="fr" fo:country="FR"/>
    </style:style>
    <style:style style:name="P122" style:parent-style-name="Textbody" style:list-style-name="OrgBulletedList" style:family="paragraph">
      <style:text-properties fo:language="fr" fo:country="FR"/>
    </style:style>
    <style:style style:name="P123" style:parent-style-name="Textbody" style:list-style-name="OrgBulletedList" style:family="paragraph"/>
    <style:style style:name="P124" style:parent-style-name="Textbody" style:list-style-name="OrgBulletedList" style:family="paragraph"/>
    <style:style style:name="P125" style:parent-style-name="Textbody" style:list-style-name="OrgBulletedList" style:family="paragraph">
      <style:text-properties fo:language="fr" fo:country="FR"/>
    </style:style>
    <style:style style:name="P126" style:parent-style-name="Textbody" style:list-style-name="OrgBulletedList" style:family="paragraph">
      <style:text-properties fo:language="fr" fo:country="FR"/>
    </style:style>
    <style:style style:name="P127" style:parent-style-name="Textbody" style:family="paragraph">
      <style:text-properties fo:language="fr" fo:country="FR"/>
    </style:style>
    <style:style style:name="P128" style:parent-style-name="Textbody" style:list-style-name="OrgBulletedList" style:family="paragraph"/>
    <style:style style:name="P129" style:parent-style-name="Textbody" style:list-style-name="OrgBulletedList" style:family="paragraph">
      <style:text-properties fo:language="fr" fo:country="FR"/>
    </style:style>
    <style:style style:name="P130" style:parent-style-name="Textbody" style:list-style-name="OrgBulletedList" style:family="paragraph"/>
    <style:style style:name="P131" style:parent-style-name="Textbody" style:list-style-name="OrgBulletedList" style:family="paragraph">
      <style:text-properties fo:language="fr" fo:country="FR"/>
    </style:style>
    <style:style style:name="P132" style:parent-style-name="Textbody" style:list-style-name="OrgBulletedList" style:family="paragraph">
      <style:text-properties fo:language="fr" fo:country="FR"/>
    </style:style>
    <style:style style:name="P133" style:parent-style-name="Textbody" style:list-style-name="OrgBulletedList" style:family="paragraph"/>
    <style:style style:name="P134" style:parent-style-name="Textbody" style:list-style-name="OrgBulletedList" style:family="paragraph"/>
    <style:style style:name="T135" style:parent-style-name="Policepardéfaut" style:family="text">
      <style:text-properties fo:language="fr" fo:country="FR"/>
    </style:style>
    <style:style style:name="T136" style:parent-style-name="Accentuation" style:family="text">
      <style:text-properties fo:language="fr" fo:country="FR"/>
    </style:style>
    <style:style style:name="T137" style:parent-style-name="Policepardéfaut" style:family="text">
      <style:text-properties fo:language="fr" fo:country="FR"/>
    </style:style>
    <style:style style:name="T138" style:parent-style-name="Policepardéfaut" style:family="text">
      <style:text-properties fo:language="fr" fo:country="FR"/>
    </style:style>
    <style:style style:name="P139" style:parent-style-name="Textbody" style:list-style-name="OrgBulletedList" style:family="paragraph"/>
    <style:style style:name="T140" style:parent-style-name="Policepardéfaut" style:family="text">
      <style:text-properties fo:language="fr" fo:country="FR"/>
    </style:style>
    <style:style style:name="T141" style:parent-style-name="Accentuation" style:family="text">
      <style:text-properties fo:language="fr" fo:country="FR"/>
    </style:style>
    <style:style style:name="T142" style:parent-style-name="Policepardéfaut" style:family="text">
      <style:text-properties fo:language="fr" fo:country="FR"/>
    </style:style>
    <style:style style:name="P143" style:parent-style-name="Textbody" style:list-style-name="OrgBulletedList" style:family="paragraph">
      <style:text-properties fo:language="fr" fo:country="FR"/>
    </style:style>
    <style:style style:name="P144" style:parent-style-name="Textbody" style:list-style-name="OrgBulletedList" style:family="paragraph">
      <style:text-properties fo:language="fr" fo:country="FR"/>
    </style:style>
    <style:style style:name="P145" style:parent-style-name="Textbody" style:list-style-name="OrgBulletedList" style:family="paragraph">
      <style:text-properties fo:language="fr" fo:country="FR"/>
    </style:style>
    <style:style style:name="P146" style:parent-style-name="Textbody" style:list-style-name="OrgBulletedList" style:family="paragraph">
      <style:text-properties fo:language="fr" fo:country="FR"/>
    </style:style>
    <style:style style:name="P147" style:parent-style-name="Textbody" style:list-style-name="OrgNumberedList" style:family="paragraph"/>
    <style:style style:name="P148" style:parent-style-name="Textbody" style:list-style-name="OrgBulletedList" style:family="paragraph"/>
    <style:style style:name="P149" style:parent-style-name="Textbody" style:list-style-name="OrgBulletedList" style:family="paragraph"/>
    <style:style style:name="P150" style:parent-style-name="Textbody" style:list-style-name="OrgBulletedList" style:family="paragraph"/>
    <style:style style:name="P151" style:parent-style-name="Textbody" style:list-style-name="OrgBulletedList" style:family="paragraph">
      <style:text-properties fo:language="fr" fo:country="FR"/>
    </style:style>
    <style:style style:name="P152" style:parent-style-name="Textbody" style:list-style-name="OrgBulletedList" style:family="paragraph"/>
    <style:style style:name="P153" style:parent-style-name="Textbody" style:list-style-name="OrgBulletedList" style:family="paragraph"/>
    <style:style style:name="P154" style:parent-style-name="Textbody" style:list-style-name="OrgBulletedList" style:family="paragraph">
      <style:text-properties fo:language="fr" fo:country="FR"/>
    </style:style>
    <style:style style:name="P155" style:parent-style-name="Textbody" style:list-style-name="OrgBulletedList" style:family="paragraph">
      <style:text-properties fo:language="fr" fo:country="FR"/>
    </style:style>
    <style:style style:name="P156" style:parent-style-name="Titre1" style:list-style-name="Outline" style:family="paragraph">
      <style:text-properties fo:language="fr" fo:country="FR"/>
    </style:style>
    <style:style style:name="P157" style:parent-style-name="Textbody" style:family="paragraph">
      <style:text-properties fo:language="fr" fo:country="FR"/>
    </style:style>
    <style:style style:name="P158" style:parent-style-name="Textbody" style:list-style-name="OrgBulletedList" style:family="paragraph"/>
    <style:style style:name="T159" style:parent-style-name="Policepardéfaut" style:family="text">
      <style:text-properties fo:language="fr" fo:country="FR"/>
    </style:style>
    <style:style style:name="P160" style:parent-style-name="Textbody" style:list-style-name="OrgBulletedList" style:family="paragraph"/>
    <style:style style:name="P161" style:parent-style-name="Textbody" style:list-style-name="OrgBulletedList" style:family="paragraph"/>
    <style:style style:name="P162" style:parent-style-name="Textbody" style:list-style-name="OrgBulletedList" style:family="paragraph">
      <style:text-properties fo:language="fr" fo:country="FR"/>
    </style:style>
    <style:style style:name="P163" style:parent-style-name="Textbody" style:list-style-name="OrgBulletedList" style:family="paragraph">
      <style:text-properties fo:language="fr" fo:country="FR"/>
    </style:style>
    <style:style style:name="P164" style:parent-style-name="Textbody" style:list-style-name="OrgBulletedList" style:family="paragraph"/>
    <style:style style:name="P165" style:parent-style-name="Textbody" style:list-style-name="OrgBulletedList" style:family="paragraph"/>
    <style:style style:name="P166" style:parent-style-name="Textbody" style:list-style-name="OrgBulletedList" style:family="paragraph">
      <style:text-properties fo:language="fr" fo:country="FR"/>
    </style:style>
    <style:style style:name="P167" style:parent-style-name="Textbody" style:list-style-name="OrgBulletedList" style:family="paragraph"/>
    <style:style style:name="P168" style:parent-style-name="Textbody" style:list-style-name="OrgBulletedList" style:family="paragraph">
      <style:text-properties fo:language="fr" fo:country="FR"/>
    </style:style>
    <style:style style:name="P169" style:parent-style-name="Textbody" style:list-style-name="OrgBulletedList" style:family="paragraph"/>
    <style:style style:name="T170" style:parent-style-name="Policepardéfaut" style:family="text">
      <style:text-properties fo:language="fr" fo:country="FR"/>
    </style:style>
    <style:style style:name="T171" style:parent-style-name="Accentuation" style:family="text">
      <style:text-properties fo:language="fr" fo:country="FR"/>
    </style:style>
    <style:style style:name="T172" style:parent-style-name="Policepardéfaut" style:family="text">
      <style:text-properties fo:language="fr" fo:country="FR"/>
    </style:style>
    <style:style style:name="T173" style:parent-style-name="Accentuation" style:family="text">
      <style:text-properties fo:language="fr" fo:country="FR"/>
    </style:style>
    <style:style style:name="T174" style:parent-style-name="Policepardéfaut" style:family="text">
      <style:text-properties fo:language="fr" fo:country="FR"/>
    </style:style>
    <style:style style:name="T175" style:parent-style-name="Accentuation" style:family="text">
      <style:text-properties fo:language="fr" fo:country="FR"/>
    </style:style>
    <style:style style:name="T176" style:parent-style-name="Policepardéfaut" style:family="text">
      <style:text-properties fo:language="fr" fo:country="FR"/>
    </style:style>
    <style:style style:name="P177" style:parent-style-name="Textbody" style:list-style-name="OrgBulletedList" style:family="paragraph">
      <style:text-properties fo:language="fr" fo:country="FR"/>
    </style:style>
    <style:style style:name="P178" style:parent-style-name="Textbody" style:list-style-name="OrgBulletedList" style:family="paragraph">
      <style:text-properties fo:language="fr" fo:country="FR"/>
    </style:style>
    <style:style style:name="P179" style:parent-style-name="Textbody" style:list-style-name="OrgBulletedList" style:family="paragraph"/>
    <style:style style:name="T180" style:parent-style-name="Policepardéfaut" style:family="text">
      <style:text-properties fo:language="fr" fo:country="FR"/>
    </style:style>
    <style:style style:name="T181" style:parent-style-name="Accentuation" style:family="text">
      <style:text-properties fo:language="fr" fo:country="FR"/>
    </style:style>
    <style:style style:name="T182" style:parent-style-name="Policepardéfaut" style:family="text">
      <style:text-properties fo:language="fr" fo:country="FR"/>
    </style:style>
    <style:style style:name="P183" style:parent-style-name="Textbody" style:list-style-name="OrgBulletedList" style:family="paragraph"/>
    <style:style style:name="P184" style:parent-style-name="Textbody" style:list-style-name="OrgBulletedList" style:family="paragraph">
      <style:text-properties fo:language="fr" fo:country="FR"/>
    </style:style>
    <style:style style:name="P185" style:parent-style-name="Textbody" style:list-style-name="OrgBulletedList" style:family="paragraph">
      <style:text-properties fo:language="fr" fo:country="FR"/>
    </style:style>
    <style:style style:name="P186" style:parent-style-name="Textbody" style:list-style-name="OrgBulletedList" style:family="paragraph"/>
    <style:style style:name="T187" style:parent-style-name="Policepardéfaut" style:family="text">
      <style:text-properties fo:language="fr" fo:country="FR"/>
    </style:style>
    <style:style style:name="T188" style:parent-style-name="Accentuation" style:family="text">
      <style:text-properties fo:language="fr" fo:country="FR"/>
    </style:style>
    <style:style style:name="T189" style:parent-style-name="Policepardéfaut" style:family="text">
      <style:text-properties fo:language="fr" fo:country="FR"/>
    </style:style>
    <style:style style:name="P190" style:parent-style-name="Textbody" style:list-style-name="OrgBulletedList" style:family="paragraph"/>
    <style:style style:name="T191" style:parent-style-name="Policepardéfaut" style:family="text">
      <style:text-properties fo:language="fr" fo:country="FR"/>
    </style:style>
    <style:style style:name="T192" style:parent-style-name="Accentuation" style:family="text">
      <style:text-properties fo:language="fr" fo:country="FR"/>
    </style:style>
    <style:style style:name="T193" style:parent-style-name="Policepardéfaut" style:family="text">
      <style:text-properties fo:language="fr" fo:country="FR"/>
    </style:style>
    <style:style style:name="P194" style:parent-style-name="Textbody" style:family="paragraph">
      <style:text-properties fo:language="fr" fo:country="FR"/>
    </style:style>
    <style:style style:name="P195" style:parent-style-name="Textbody" style:list-style-name="OrgBulletedList" style:family="paragraph">
      <style:text-properties fo:language="fr" fo:country="FR"/>
    </style:style>
    <style:style style:name="P196" style:parent-style-name="Textbody" style:list-style-name="OrgBulletedList" style:family="paragraph">
      <style:text-properties fo:language="fr" fo:country="FR"/>
    </style:style>
    <style:style style:name="P197" style:parent-style-name="Textbody" style:list-style-name="OrgNumberedList" style:family="paragraph"/>
    <style:style style:name="P198" style:parent-style-name="Textbody" style:list-style-name="OrgBulletedList" style:family="paragraph"/>
    <style:style style:name="P199" style:parent-style-name="Textbody" style:list-style-name="OrgBulletedList" style:family="paragraph"/>
    <style:style style:name="P200" style:parent-style-name="Textbody" style:list-style-name="OrgBulletedList" style:family="paragraph"/>
    <style:style style:name="P201" style:parent-style-name="Textbody" style:list-style-name="OrgBulletedList" style:family="paragraph">
      <style:text-properties fo:language="fr" fo:country="FR"/>
    </style:style>
    <style:style style:name="P202" style:parent-style-name="Textbody" style:list-style-name="OrgBulletedList" style:family="paragraph"/>
    <style:style style:name="P203" style:parent-style-name="Textbody" style:list-style-name="OrgBulletedList" style:family="paragraph"/>
    <style:style style:name="P204" style:parent-style-name="Textbody" style:list-style-name="OrgBulletedList" style:family="paragraph">
      <style:text-properties fo:language="fr" fo:country="FR"/>
    </style:style>
    <style:style style:name="P205" style:parent-style-name="Textbody" style:list-style-name="OrgBulletedList" style:family="paragraph"/>
    <style:style style:name="T206" style:parent-style-name="Policepardéfaut" style:family="text">
      <style:text-properties fo:language="fr" fo:country="FR"/>
    </style:style>
  </office:automatic-styles>
  <office:body>
    <office:text text:use-soft-page-breaks="true">
      <text:p text:style-name="P1"><text:title text:fixed="false">Micro-projet ING2 2021-2022</text:title></text:p>
      <text:p text:style-name="OrgTitle"/>
      <text:p text:style-name="OrgSubtitle"><text:initial-creator text:fixed="false">Nicolas Roelandt</text:initial-creator></text:p>
      <text:p text:style-name="OrgSubtitle"/>
      <text:table-of-content text:name="_TOC6">
        <text:table-of-content-source text:outline-level="3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link-end/>
          </text:table-of-content-entry-template>
        </text:table-of-content-source>
        <text:index-body>
          <text:p text:style-name="ContentsHeading">Table of Contents</text:p>
          <text:p text:style-name="P3"><text:a xlink:href="#__RefHeading___Toc31053_1688153934" office:target-frame-name="_top" xlink:show="replace">1. <text:s/>Historical Shapefiles</text:a></text:p>
          <text:p text:style-name="P4"><text:a xlink:href="#__RefHeading___Toc31055_1688153934" office:target-frame-name="_top" xlink:show="replace">1.1. <text:s/>Thème</text:a></text:p>
          <text:p text:style-name="P5"><text:a xlink:href="#__RefHeading___Toc31057_1688153934" office:target-frame-name="_top" xlink:show="replace">1.2. <text:s/>Données</text:a></text:p>
          <text:p text:style-name="P6"><text:a xlink:href="#__RefHeading___Toc31059_1688153934" office:target-frame-name="_top" xlink:show="replace">1.3. <text:s/>Sujets</text:a></text:p>
          <text:p text:style-name="P7"><text:a xlink:href="#__RefHeading___Toc31061_1688153934" office:target-frame-name="_top" xlink:show="replace">1.3.1.<text:s/><text:s/>NR2122-01 Backend</text:a></text:p>
          <text:p text:style-name="P8"><text:a xlink:href="#__RefHeading___Toc31063_1688153934" office:target-frame-name="_top" xlink:show="replace">1.3.2. <text:s/>NR2122-02 Frontend</text:a></text:p>
          <text:p text:style-name="P9"><text:a xlink:href="#__RefHeading___Toc31065_1688153934" office:target-frame-name="_top" xlink:show="replace">2. <text:s/>Délimitations AOC vin</text:a></text:p>
          <text:p text:style-name="P10"><text:a xlink:href="#__RefHeading___Toc31067_1688153934" office:target-frame-name="_top" xlink:show="replace">2.1. <text:s/>Thème</text:a></text:p>
          <text:p text:style-name="P11"><text:a xlink:href="#__RefHeading___Toc31069_1688153934" office:target-frame-name="_top" xlink:show="replace">2.2. <text:s/>Données</text:a></text:p>
          <text:p text:style-name="P12"><text:a xlink:href="#__RefHeading___Toc31071_1688153934" office:target-frame-name="_top" xlink:show="replace">2.3. <text:s/>Sujets</text:a></text:p>
          <text:p text:style-name="P13"><text:a xlink:href="#__RefHeading___Toc31073_1688153934" office:target-frame-name="_top" xlink:show="replace">2.3.1. <text:s/>NR2122-03 Backend</text:a></text:p>
          <text:p text:style-name="P14"><text:a xlink:href="#__RefHeading___Toc31075_1688153934" office:target-frame-name="_top" xlink:show="replace">2.3.2. <text:s/>NR2122-04 Frontend</text:a></text:p>
          <text:p text:style-name="P15"><text:a xlink:href="#__RefHeading___Toc31077_1688153934" office:target-frame-name="_top" xlink:show="replace">3. <text:s/>Délimitations AOC Fromagères</text:a></text:p>
          <text:p text:style-name="P16"><text:a xlink:href="#__RefHeading___Toc31079_1688153934" office:target-frame-name="_top" xlink:show="replace">3.1. <text:s/>Sujets</text:a></text:p>
          <text:p text:style-name="P17"><text:a xlink:href="#__RefHeading___Toc31081_1688153934" office:target-frame-name="_top" xlink:show="replace">3.1.1. <text:s/>NR2122-05 Backend</text:a></text:p>
          <text:p text:style-name="P18"><text:a xlink:href="#__RefHeading___Toc31083_1688153934" office:target-frame-name="_top" xlink:show="replace">3.1.2. <text:s/>NR2122-06 Frontend</text:a></text:p>
          <text:p text:style-name="P19"><text:a xlink:href="#__RefHeading___Toc31085_1688153934" office:target-frame-name="_top" xlink:show="replace">4. <text:s/>Monuments et tombes du Père Lachaise</text:a></text:p>
          <text:p text:style-name="P20"><text:a xlink:href="#__RefHeading___Toc31087_1688153934" office:target-frame-name="_top" xlink:show="replace">4.1. <text:s/>Sujet</text:a></text:p>
          <text:p text:style-name="P21"><text:a xlink:href="#__RefHeading___Toc31089_1688153934" office:target-frame-name="_top" xlink:show="replace">4.1.1. <text:s/>NR2122-07 Frontend</text:a></text:p>
        </text:index-body>
      </text:table-of-content>
      <text:h text:style-name="Titre1" text:outline-level="1"><text:bookmark-start text:name="org0bec5ff"/><text:bookmark-start text:name="OrgXref.org0bec5ff"/><text:bookmark-start text:name="__RefHeading___Toc31053_1688153934"/><text:bookmark-end text:name="org0bec5ff"/>Historical Shapefiles<text:bookmark-end text:name="OrgXref.org0bec5ff"/><text:bookmark-end text:name="__RefHeading___Toc31053_1688153934"/></text:h>
      <text:h text:style-name="Titre2" text:outline-level="2"><text:bookmark-start text:name="orgeeef425"/><text:bookmark-start text:name="OrgXref.orgeeef425"/><text:bookmark-start text:name="__RefHeading___Toc31055_1688153934"/><text:bookmark-end text:name="orgeeef425"/>Thème<text:bookmark-end text:name="OrgXref.orgeeef425"/><text:bookmark-end text:name="__RefHeading___Toc31055_1688153934"/></text:h>
      <text:p text:style-name="P22">Un chercheur en Histoire souhaite disposer d'une visualisation interactive d'une<text:s/>série de shapefiles historiques</text:p>
      <text:h text:style-name="Titre2" text:outline-level="2"><text:bookmark-start text:name="orgab6902f"/><text:bookmark-start text:name="OrgXref.orgab6902f"/><text:bookmark-start text:name="__RefHeading___Toc31057_1688153934"/><text:bookmark-end text:name="orgab6902f"/>Données<text:bookmark-end text:name="OrgXref.orgab6902f"/><text:bookmark-end text:name="__RefHeading___Toc31057_1688153934"/></text:h>
      <text:list text:style-name="OrgBulletedList">
        <text:list-item>
          <text:p text:style-name="P23"><text:a xlink:href="https://web.archive.org/web/20061221071409/http:/library.thinkquest.org/C006628/download.html" office:target-frame-name="_top" xlink:show="replace">https://web.archive.org/web/20061221071409/http://library.thinkquest.org/C006628/download.html</text:a></text:p>
        </text:list-item>
      </text:list>
      <text:h text:style-name="Titre2" text:outline-level="2"><text:bookmark-start text:name="org3b752be"/><text:bookmark-start text:name="OrgXref.org3b752be"/><text:bookmark-start text:name="__RefHeading___Toc31059_1688153934"/><text:bookmark-end text:name="org3b752be"/>Sujets<text:bookmark-end text:name="OrgXref.org3b752be"/><text:bookmark-end text:name="__RefHeading___Toc31059_1688153934"/></text:h>
      <text:h text:style-name="Titre3" text:outline-level="3"><text:bookmark-start text:name="org110ba9d"/><text:bookmark-start text:name="OrgXref.org110ba9d"/><text:bookmark-start text:name="__RefHeading___Toc31061_1688153934"/><text:bookmark-end text:name="org110ba9d"/>NR2122-01 Backend<text:bookmark-end text:name="OrgXref.org110ba9d"/><text:bookmark-end text:name="__RefHeading___Toc31061_1688153934"/></text:h>
      <text:p text:style-name="P24">Travail à réaliser: concevoir la base de données permettant le stockage et la diffusion des données historiques.</text:p>
      <text:list text:style-name="OrgBulletedList">
        <text:list-item>
          <text:p text:style-name="P25">technologies identifiées:</text:p>
          <text:list text:continue-numbering="true">
            <text:list-item>
              <text:p text:style-name="P26">PostgreSQL/PostGIS</text:p>
            </text:list-item>
            <text:list-item>
              <text:p text:style-name="P27">serveur geoserver avec des flux de données WFS/WMS</text:p>
            </text:list-item>
          </text:list>
        </text:list-item>
      </text:list>
      <text:list text:style-name="OrgNumberedList">
        <text:list-item text:start-value="1">
          <text:p text:style-name="P28"><text:bookmark-start text:name="org2ec1687"/><text:bookmark-start text:name="OrgXref.org2ec1687"/><text:bookmark-end text:name="org2ec1687"/>livrables<text:bookmark-end text:name="OrgXref.org2ec1687"/></text:p>
        </text:list-item>
      </text:list>
      <text:list text:style-name="OrgBulletedList" text:continue-numbering="true">
        <text:list-item>
          <text:list>
            <text:list-item>
              <text:p text:style-name="P29">documentation</text:p>
              <text:list text:continue-numbering="true">
                <text:list-item>
                  <text:p text:style-name="P30">comment déployer la base ?</text:p>
                </text:list-item>
                <text:list-item>
                  <text:p text:style-name="P31">comment utiliser ?</text:p>
                  <text:list text:continue-numbering="true">
                    <text:list-item>
                      <text:p text:style-name="P32">exemples de requêtes</text:p>
                    </text:list-item>
                  </text:list>
                </text:list-item>
                <text:list-item>
                  <text:p text:style-name="P33">la documentation présentera l'architecture du projet à travers son Modèle Conceptuel de Données</text:p>
                </text:list-item>
                <text:list-item>
                  <text:p text:style-name="P34">informations relatives à la base : nombre de tables, entités par table</text:p>
                </text:list-item>
              </text:list>
            </text:list-item>
            <text:list-item>
              <text:p text:style-name="P35">code<text:s/>sources (licence GPL v3)</text:p>
              <text:list text:continue-numbering="true">
                <text:list-item>
                  <text:p text:style-name="P36">scripts SQL</text:p>
                </text:list-item>
                <text:list-item>
                  <text:p text:style-name="P37">scripts BASH</text:p>
                </text:list-item>
              </text:list>
            </text:list-item>
            <text:list-item>
              <text:p text:style-name="P38">toutes les opérations permettant de déployer la base doivent pouvoir être reproduites avec des scripts</text:p>
            </text:list-item>
            <text:list-item>
              <text:p text:style-name="P39">journal de bord (tâches effectuées à la journée)</text:p>
            </text:list-item>
          </text:list>
        </text:list-item>
      </text:list>
      <text:h text:style-name="Titre3" text:outline-level="3"><text:bookmark-start text:name="orge8a731d"/><text:bookmark-start text:name="OrgXref.orge8a731d"/><text:bookmark-start text:name="__RefHeading___Toc31063_1688153934"/><text:bookmark-end text:name="orge8a731d"/>NR2122-02 Frontend<text:bookmark-end text:name="OrgXref.orge8a731d"/><text:bookmark-end text:name="__RefHeading___Toc31063_1688153934"/></text:h>
      <text:p text:style-name="P40">Il vous est demandé de concevoir et réaliser un site permettant la visualisation des données historiques</text:p>
      <text:list text:style-name="OrgBulletedList">
        <text:list-item>
          <text:p text:style-name="P41">technologies identifiées :</text:p>
          <text:list text:continue-numbering="true">
            <text:list-item>
              <text:p text:style-name="P42">PHP : connexion à la base et gestion des requêtes</text:p>
            </text:list-item>
            <text:list-item>
              <text:p text:style-name="P43">JS : Leaflet ou CesiumJS selon le niveau</text:p>
            </text:list-item>
            <text:list-item>
              <text:p text:style-name="P44">le fond de plan devra être déterminé en fonction de la technologie utilisée et de la lisibilité des données</text:p>
            </text:list-item>
            <text:list-item>
              <text:p text:style-name="P45">Possibilité de charger les fichiers au format JSON pour tester en attendant la mise en place de la base.</text:p>
            </text:list-item>
          </text:list>
        </text:list-item>
        <text:list-item>
          <text:p text:style-name="P46">Fonctionnalités</text:p>
          <text:list text:continue-numbering="true">
            <text:list-item>
              <text:p text:style-name="P47">Choix d'une période historique à l'aide d'un menu déroulant</text:p>
            </text:list-item>
            <text:list-item>
              <text:p text:style-name="P48">affichage des<text:s/>contours correspondants à la période historique sélectionné dans une carte</text:p>
            </text:list-item>
            <text:list-item>
              <text:p text:style-name="P49">La période historique doit s'afficher en haut à droite de la carte</text:p>
            </text:list-item>
            <text:list-item>
              <text:p text:style-name="P50">AU survol ou au clic, une infobulle donnant des informations sur l'entité survolée doit apparaître</text:p>
            </text:list-item>
            <text:list-item>
              <text:p text:style-name="P51">(bonus) : créer un mode permettant le défilement des périodes historiques</text:p>
            </text:list-item>
          </text:list>
        </text:list-item>
      </text:list>
      <text:list text:style-name="OrgNumberedList">
        <text:list-item text:start-value="1">
          <text:p text:style-name="P52"><text:bookmark-start text:name="org4ec494b"/><text:bookmark-start text:name="OrgXref.org4ec494b"/><text:bookmark-end text:name="org4ec494b"/>livrables<text:bookmark-end text:name="OrgXref.org4ec494b"/></text:p>
        </text:list-item>
      </text:list>
      <text:list text:style-name="OrgBulletedList" text:continue-numbering="true">
        <text:list-item>
          <text:list>
            <text:list-item>
              <text:p text:style-name="P53">documentation</text:p>
              <text:list text:continue-numbering="true">
                <text:list-item>
                  <text:p text:style-name="P54">comment déployer ?</text:p>
                </text:list-item>
                <text:list-item>
                  <text:p text:style-name="P55">comment utiliser ?</text:p>
                </text:list-item>
                <text:list-item>
                  <text:p text:style-name="P56">la documentation présentera l'architecture du projet :</text:p>
                  <text:list text:continue-numbering="true">
                    <text:list-item>
                      <text:p text:style-name="P57">plan du site</text:p>
                    </text:list-item>
                    <text:list-item>
                      <text:p text:style-name="P58">captures d'écran</text:p>
                    </text:list-item>
                  </text:list>
                </text:list-item>
              </text:list>
            </text:list-item>
            <text:list-item>
              <text:p text:style-name="P59">code sources (licence GPL v3)</text:p>
            </text:list-item>
            <text:list-item>
              <text:p text:style-name="P60">journal de bord (tâches effectuées à la journée)</text:p>
            </text:list-item>
          </text:list>
        </text:list-item>
      </text:list>
      <text:h text:style-name="Titre1" text:outline-level="1"><text:bookmark-start text:name="org4012ca5"/><text:bookmark-start text:name="OrgXref.org4012ca5"/><text:bookmark-start text:name="__RefHeading___Toc31065_1688153934"/><text:bookmark-end text:name="org4012ca5"/>Délimitations AOC vin<text:bookmark-end text:name="OrgXref.org4012ca5"/><text:bookmark-end text:name="__RefHeading___Toc31065_1688153934"/></text:h>
      <text:h text:style-name="Titre2" text:outline-level="2"><text:bookmark-start text:name="org22fcb2e"/><text:bookmark-start text:name="OrgXref.org22fcb2e"/><text:bookmark-start text:name="__RefHeading___Toc31067_1688153934"/><text:bookmark-end text:name="org22fcb2e"/>Thème<text:bookmark-end text:name="OrgXref.org22fcb2e"/><text:bookmark-end text:name="__RefHeading___Toc31067_1688153934"/></text:h>
      <text:p text:style-name="P61">La Société Internationale de Recherche en Oenologie et Spriritueux Exotiques souhaite d'une carte des appelations viticoles françaises</text:p>
      <text:h text:style-name="Titre2" text:outline-level="2"><text:bookmark-start text:name="orgfd8c852"/><text:bookmark-start text:name="OrgXref.orgfd8c852"/><text:bookmark-start text:name="__RefHeading___Toc31069_1688153934"/><text:bookmark-end text:name="orgfd8c852"/>Données<text:bookmark-end text:name="OrgXref.orgfd8c852"/><text:bookmark-end text:name="__RefHeading___Toc31069_1688153934"/></text:h>
      <text:list text:style-name="OrgBulletedList">
        <text:list-item>
          <text:p text:style-name="P62"><text:a xlink:href="https://www.data.gouv.fr/fr/datasets/delimitation-parcellaire-des-aoc-viticoles-de-linao/" office:target-frame-name="_top" xlink:show="replace">https://www.data.gouv.fr/fr/datasets/delimitation-parcellaire-des-aoc-viticoles-de-linao/</text:a></text:p>
        </text:list-item>
        <text:list-item>
          <text:p text:style-name="P63"><text:a xlink:href="https://www.data.gouv.fr/fr/datasets/r/e79a7c68-2fe4-4225-a802-8379a8d6426c" office:target-frame-name="_top" xlink:show="replace">https://www.data.gouv.fr/fr/datasets/r/e79a7c68-2fe4-4225-a802-8379a8d6426c</text:a></text:p>
        </text:list-item>
      </text:list>
      <text:h text:style-name="Titre2" text:outline-level="2"><text:bookmark-start text:name="orge7c4db2"/><text:bookmark-start text:name="OrgXref.orge7c4db2"/><text:bookmark-start text:name="__RefHeading___Toc31071_1688153934"/><text:bookmark-end text:name="orge7c4db2"/>Sujets<text:bookmark-end text:name="OrgXref.orge7c4db2"/><text:bookmark-end text:name="__RefHeading___Toc31071_1688153934"/></text:h>
      <text:h text:style-name="Titre3" text:outline-level="3"><text:bookmark-start text:name="orgcdad4e0"/><text:bookmark-start text:name="OrgXref.orgcdad4e0"/><text:bookmark-start text:name="__RefHeading___Toc31073_1688153934"/><text:bookmark-end text:name="orgcdad4e0"/>NR2122-03 Backend<text:bookmark-end text:name="OrgXref.orgcdad4e0"/><text:bookmark-end text:name="__RefHeading___Toc31073_1688153934"/></text:h>
      <text:p text:style-name="P64">Travail à réaliser: concevoir la base de données permettant le stockage et la diffusion des données historiques.</text:p>
      <text:list text:style-name="OrgBulletedList">
        <text:list-item>
          <text:p text:style-name="P65">technologies identifiées:</text:p>
          <text:list text:continue-numbering="true">
            <text:list-item>
              <text:p text:style-name="P66">PostgreSQL/PostGIS</text:p>
            </text:list-item>
            <text:list-item>
              <text:p text:style-name="P67">serveur geoserveur avec des flux de données WFS/WMS</text:p>
            </text:list-item>
          </text:list>
        </text:list-item>
      </text:list>
      <text:list text:style-name="OrgNumberedList">
        <text:list-item text:start-value="1">
          <text:p text:style-name="P68"><text:bookmark-start text:name="orgcb73a80"/><text:bookmark-start text:name="OrgXref.orgcb73a80"/><text:bookmark-end text:name="orgcb73a80"/>livrables<text:bookmark-end text:name="OrgXref.orgcb73a80"/></text:p>
        </text:list-item>
      </text:list>
      <text:list text:style-name="OrgBulletedList" text:continue-numbering="true">
        <text:list-item>
          <text:list>
            <text:list-item>
              <text:p text:style-name="P69">documentation</text:p>
              <text:list text:continue-numbering="true">
                <text:list-item>
                  <text:p text:style-name="P70">comment déployer la base ?</text:p>
                </text:list-item>
                <text:list-item>
                  <text:p text:style-name="P71">comment utiliser ?</text:p>
                  <text:list text:continue-numbering="true">
                    <text:list-item>
                      <text:p text:style-name="P72">exemples de requêtes</text:p>
                    </text:list-item>
                  </text:list>
                </text:list-item>
                <text:list-item>
                  <text:p text:style-name="P73">la documentation présentera l'architecture du projet à travers son Modèle Conceptuel de Données</text:p>
                </text:list-item>
              </text:list>
            </text:list-item>
            <text:list-item>
              <text:p text:style-name="P74">code sources (licence GPL v3)</text:p>
            </text:list-item>
            <text:list-item>
              <text:p text:style-name="P75">si la base n'est pas hébergée en ligne, elle doit pouvoir être reproductible</text:p>
            </text:list-item>
            <text:list-item>
              <text:p text:style-name="P76">journal de bord (tâches effectuées à la journée)</text:p>
            </text:list-item>
          </text:list>
        </text:list-item>
      </text:list>
      <text:h text:style-name="Titre3" text:outline-level="3"><text:bookmark-start text:name="org6ddaee7"/><text:bookmark-start text:name="OrgXref.org6ddaee7"/><text:bookmark-start text:name="__RefHeading___Toc31075_1688153934"/><text:bookmark-end text:name="org6ddaee7"/>NR2122-04 Frontend<text:bookmark-end text:name="OrgXref.org6ddaee7"/><text:bookmark-end text:name="__RefHeading___Toc31075_1688153934"/></text:h>
      <text:p text:style-name="P77">Il vous est demandé de concevoir et réaliser la page<text:s/>cartographique d'un site</text:p>
      <text:list text:style-name="OrgBulletedList">
        <text:list-item>
          <text:p text:style-name="P78">technologies identifiées :</text:p>
          <text:list text:continue-numbering="true">
            <text:list-item>
              <text:p text:style-name="P79">PHP : connexion à la base et gestion des requêtes</text:p>
            </text:list-item>
            <text:list-item>
              <text:p text:style-name="P80">JS : Leaflet</text:p>
            </text:list-item>
            <text:list-item>
              <text:p text:style-name="P81">le fond de plan et la légende devront permettre la lisibilité des données</text:p>
            </text:list-item>
            <text:list-item>
              <text:p text:style-name="P82">Possibilité de charger les fichiers au format JSON pour tester<text:s/>en attendant la mise en place de la base.</text:p>
            </text:list-item>
          </text:list>
        </text:list-item>
        <text:list-item>
          <text:p text:style-name="P83">Fonctionnalités</text:p>
          <text:list text:continue-numbering="true">
            <text:list-item>
              <text:p text:style-name="P84"><text:span text:style-name="T85">Choix d'une région viticole (champ<text:s/></text:span><text:span text:style-name="T86">crinao</text:span><text:span text:style-name="T87">) à l'aide d'un menu déroulant</text:span></text:p>
            </text:list-item>
            <text:list-item>
              <text:p text:style-name="P88"><text:span text:style-name="T89">choix d'une appelation (champ<text:s/></text:span><text:span text:style-name="T90">app</text:span><text:span text:style-name="T91">)</text:span></text:p>
            </text:list-item>
            <text:list-item>
              <text:p text:style-name="P92">si une région viticole est sélectionnée, toute la région doit apparaître<text:s/>(remise à zéro de l'appelation).</text:p>
              <text:list text:continue-numbering="true">
                <text:list-item>
                  <text:p text:style-name="P93">la carte zoom sur la région viticole</text:p>
                </text:list-item>
              </text:list>
            </text:list-item>
            <text:list-item>
              <text:p text:style-name="P94">si une appelation est sélectionnée, seule cette appelation doit apparaître</text:p>
              <text:list text:continue-numbering="true">
                <text:list-item>
                  <text:p text:style-name="P95">la carte zoome sur l'emprise de l'appelation</text:p>
                </text:list-item>
                <text:list-item>
                  <text:p text:style-name="P96">L'appellation doit s'afficher en haut à droite de la carte</text:p>
                </text:list-item>
              </text:list>
            </text:list-item>
            <text:list-item>
              <text:p text:style-name="P97">Au<text:s/>survol ou au clic, une infobulle donnant des informations sur l'entité survolée doit apparaître</text:p>
            </text:list-item>
          </text:list>
        </text:list-item>
      </text:list>
      <text:list text:style-name="OrgNumberedList">
        <text:list-item text:start-value="1">
          <text:p text:style-name="P98"><text:bookmark-start text:name="org7add8a3"/><text:bookmark-start text:name="OrgXref.org7add8a3"/><text:bookmark-end text:name="org7add8a3"/>livrables<text:bookmark-end text:name="OrgXref.org7add8a3"/></text:p>
        </text:list-item>
      </text:list>
      <text:list text:style-name="OrgBulletedList" text:continue-numbering="true">
        <text:list-item>
          <text:list>
            <text:list-item>
              <text:p text:style-name="P99">documentation</text:p>
              <text:list text:continue-numbering="true">
                <text:list-item>
                  <text:p text:style-name="P100">comment déployer ?</text:p>
                </text:list-item>
                <text:list-item>
                  <text:p text:style-name="P101">comment utiliser ?</text:p>
                </text:list-item>
                <text:list-item>
                  <text:p text:style-name="P102">la documentation présentera l'architecture du projet :</text:p>
                  <text:list text:continue-numbering="true">
                    <text:list-item>
                      <text:p text:style-name="P103">plan du site</text:p>
                    </text:list-item>
                    <text:list-item>
                      <text:p text:style-name="P104">captures d'écran</text:p>
                    </text:list-item>
                  </text:list>
                </text:list-item>
              </text:list>
            </text:list-item>
            <text:list-item>
              <text:p text:style-name="P105">code sources (licence GPL v3)</text:p>
            </text:list-item>
            <text:list-item>
              <text:p text:style-name="P106">journal de bord (tâches effectuées à la journée)</text:p>
            </text:list-item>
          </text:list>
        </text:list-item>
      </text:list>
      <text:h text:style-name="Titre1" text:outline-level="1"><text:bookmark-start text:name="orgd07743d"/><text:bookmark-start text:name="OrgXref.orgd07743d"/><text:bookmark-start text:name="__RefHeading___Toc31077_1688153934"/><text:bookmark-end text:name="orgd07743d"/>Délimitations AOC Fromagères<text:bookmark-end text:name="OrgXref.orgd07743d"/><text:bookmark-end text:name="__RefHeading___Toc31077_1688153934"/></text:h>
      <text:p text:style-name="Textbody"><text:span text:style-name="T107">L'ami Molette, association d'amateurs de fromages souhaite avoir une carte intéractive des appelations fromagères sur leur site.<text:s/></text:span>Ils vous ont mandatés pour réaliser ce projet</text:p>
      <text:list text:style-name="OrgBulletedList">
        <text:list-item>
          <text:p text:style-name="P108"><text:a xlink:href="https://www.data.gouv.fr/fr/datasets/aires-geographiques-des-aoc-aop/" office:target-frame-name="_top" xlink:show="replace">https://www.data.gouv.fr/fr/datasets/aires-geographiques-des-aoc-aop/</text:a></text:p>
        </text:list-item>
        <text:list-item>
          <text:p text:style-name="P109">liste des AOC fromagères (voir fichier AOC_fromages.csv en pièce jointe)</text:p>
        </text:list-item>
      </text:list>
      <text:h text:style-name="Titre2" text:outline-level="2"><text:bookmark-start text:name="orge466766"/><text:bookmark-start text:name="OrgXref.orge466766"/><text:bookmark-start text:name="__RefHeading___Toc31079_1688153934"/><text:bookmark-end text:name="orge466766"/>Sujets<text:bookmark-end text:name="OrgXref.orge466766"/><text:bookmark-end text:name="__RefHeading___Toc31079_1688153934"/></text:h>
      <text:h text:style-name="Titre3" text:outline-level="3"><text:bookmark-start text:name="orga88ac9e"/><text:bookmark-start text:name="OrgXref.orga88ac9e"/><text:bookmark-start text:name="__RefHeading___Toc31081_1688153934"/><text:bookmark-end text:name="orga88ac9e"/>NR2122-05 Backend<text:bookmark-end text:name="OrgXref.orga88ac9e"/><text:bookmark-end text:name="__RefHeading___Toc31081_1688153934"/></text:h>
      <text:p text:style-name="Textbody">Travail à réaliser:</text:p>
      <text:list text:style-name="OrgBulletedList">
        <text:list-item>
          <text:p text:style-name="P110">préparer les données à partir des jeux de données fournis</text:p>
        </text:list-item>
        <text:list-item>
          <text:p text:style-name="P111">concevoir la base de données permettant le stockage et la diffusion des données.</text:p>
        </text:list-item>
        <text:list-item>
          <text:p text:style-name="P112">technologies identifiées:</text:p>
          <text:list text:continue-numbering="true">
            <text:list-item>
              <text:p text:style-name="P113">PostgreSQL/PostGIS</text:p>
            </text:list-item>
            <text:list-item>
              <text:p text:style-name="P114">serveur geoserveur avec des flux de données WFS/WMS</text:p>
            </text:list-item>
          </text:list>
        </text:list-item>
      </text:list>
      <text:list text:style-name="OrgNumberedList">
        <text:list-item text:start-value="1">
          <text:p text:style-name="P115"><text:bookmark-start text:name="org4489aab"/><text:bookmark-start text:name="OrgXref.org4489aab"/><text:bookmark-end text:name="org4489aab"/>livrables<text:bookmark-end text:name="OrgXref.org4489aab"/></text:p>
        </text:list-item>
      </text:list>
      <text:list text:style-name="OrgBulletedList" text:continue-numbering="true">
        <text:list-item>
          <text:list>
            <text:list-item>
              <text:p text:style-name="P116">documentation</text:p>
              <text:list text:continue-numbering="true">
                <text:list-item>
                  <text:p text:style-name="P117">comment déployer la base ?</text:p>
                </text:list-item>
                <text:list-item>
                  <text:p text:style-name="P118">comment utiliser ?</text:p>
                  <text:list text:continue-numbering="true">
                    <text:list-item>
                      <text:p text:style-name="P119">exemples de requêtes</text:p>
                    </text:list-item>
                  </text:list>
                </text:list-item>
                <text:list-item>
                  <text:p text:style-name="P120">la documentation présentera l'architecture du projet à travers son Modèle Conceptuel de Données</text:p>
                </text:list-item>
                <text:list-item>
                  <text:p text:style-name="P121">informations relatives<text:s/>à la base : nombre de tables, entités par table</text:p>
                </text:list-item>
              </text:list>
            </text:list-item>
            <text:list-item>
              <text:p text:style-name="P122">code sources (licence GPL v3)</text:p>
              <text:list text:continue-numbering="true">
                <text:list-item>
                  <text:p text:style-name="P123">scripts SQL</text:p>
                </text:list-item>
                <text:list-item>
                  <text:p text:style-name="P124">scripts BASH</text:p>
                </text:list-item>
              </text:list>
            </text:list-item>
            <text:list-item>
              <text:p text:style-name="P125">toutes les opérations permettant de déployer la base doivent pouvoir être reproduites avec des scripts (à l'exception du nettoyage des<text:s/>données)</text:p>
            </text:list-item>
            <text:list-item>
              <text:p text:style-name="P126">journal de bord (tâches effectuées à la journée)</text:p>
            </text:list-item>
          </text:list>
        </text:list-item>
      </text:list>
      <text:h text:style-name="Titre3" text:outline-level="3"><text:bookmark-start text:name="orgdb41ba6"/><text:bookmark-start text:name="OrgXref.orgdb41ba6"/><text:bookmark-start text:name="__RefHeading___Toc31083_1688153934"/><text:bookmark-end text:name="orgdb41ba6"/>NR2122-06 Frontend<text:bookmark-end text:name="OrgXref.orgdb41ba6"/><text:bookmark-end text:name="__RefHeading___Toc31083_1688153934"/></text:h>
      <text:p text:style-name="P127">Il vous est demandé de concevoir et réaliser la page cartographique d'un site</text:p>
      <text:list text:style-name="OrgBulletedList">
        <text:list-item>
          <text:p text:style-name="P128">technologies identifiées :</text:p>
          <text:list text:continue-numbering="true">
            <text:list-item>
              <text:p text:style-name="P129">PHP : connexion à la base et gestion des requêtes</text:p>
            </text:list-item>
            <text:list-item>
              <text:p text:style-name="P130">JS : Leaflet</text:p>
            </text:list-item>
            <text:list-item>
              <text:p text:style-name="P131">le fond de plan et la légende devront permettre la lisibilité des données</text:p>
            </text:list-item>
            <text:list-item>
              <text:p text:style-name="P132">Possibilité de charger les fichiers au format JSON pour tester en attendant la mise en place de la base.</text:p>
            </text:list-item>
          </text:list>
        </text:list-item>
        <text:list-item>
          <text:p text:style-name="P133">Fonctionnalités</text:p>
          <text:list text:continue-numbering="true">
            <text:list-item>
              <text:p text:style-name="P134"><text:span text:style-name="T135">Choix d'une région viticole (champ<text:s/></text:span><text:span text:style-name="T136">crinao</text:span><text:span text:style-name="T137">) à l'aide d'un<text:s/></text:span><text:span text:style-name="T138">menu déroulant</text:span></text:p>
            </text:list-item>
            <text:list-item>
              <text:p text:style-name="P139"><text:span text:style-name="T140">choix d'une appelation (champ<text:s/></text:span><text:span text:style-name="T141">app</text:span><text:span text:style-name="T142">)</text:span></text:p>
            </text:list-item>
            <text:list-item>
              <text:p text:style-name="P143">si une région viticole est sélectionnée, toute la région doit apparaître (remise à zéro de l'appelation).</text:p>
            </text:list-item>
            <text:list-item>
              <text:p text:style-name="P144">si une appelation est sélectionnée, seule cette appelation doit apparaître</text:p>
            </text:list-item>
            <text:list-item>
              <text:p text:style-name="P145">L'appellation doit s'afficher en haut à droite de la carte</text:p>
            </text:list-item>
            <text:list-item>
              <text:p text:style-name="P146">Au survol ou au clic, une infobulle donnant des informations sur l'entité survolée doit apparaître</text:p>
            </text:list-item>
          </text:list>
        </text:list-item>
      </text:list>
      <text:list text:style-name="OrgNumberedList">
        <text:list-item text:start-value="1">
          <text:p text:style-name="P147"><text:bookmark-start text:name="orgbb063e9"/><text:bookmark-start text:name="OrgXref.orgbb063e9"/><text:bookmark-end text:name="orgbb063e9"/>livrables<text:bookmark-end text:name="OrgXref.orgbb063e9"/></text:p>
        </text:list-item>
      </text:list>
      <text:list text:style-name="OrgBulletedList" text:continue-numbering="true">
        <text:list-item>
          <text:list>
            <text:list-item>
              <text:p text:style-name="P148">documentation</text:p>
              <text:list text:continue-numbering="true">
                <text:list-item>
                  <text:p text:style-name="P149">comment déployer ?</text:p>
                </text:list-item>
                <text:list-item>
                  <text:p text:style-name="P150">comment utiliser ?</text:p>
                </text:list-item>
                <text:list-item>
                  <text:p text:style-name="P151">la documentation présentera l'architecture du projet :</text:p>
                  <text:list text:continue-numbering="true">
                    <text:list-item>
                      <text:p text:style-name="P152">plan du site</text:p>
                    </text:list-item>
                    <text:list-item>
                      <text:p text:style-name="P153">captures d'écran</text:p>
                    </text:list-item>
                  </text:list>
                </text:list-item>
              </text:list>
            </text:list-item>
            <text:list-item>
              <text:p text:style-name="P154">code sources (licence GPL v3)</text:p>
            </text:list-item>
            <text:list-item>
              <text:p text:style-name="P155">journal de bord (tâches effectuées à la journée)</text:p>
            </text:list-item>
          </text:list>
        </text:list-item>
      </text:list>
      <text:h text:style-name="P156" text:outline-level="1"><text:bookmark-start text:name="orga9c61bc"/><text:bookmark-start text:name="OrgXref.orga9c61bc"/><text:bookmark-start text:name="__RefHeading___Toc31085_1688153934"/><text:bookmark-end text:name="orga9c61bc"/>Monuments et tombes du Père Lachaise<text:bookmark-end text:name="OrgXref.orga9c61bc"/><text:bookmark-end text:name="__RefHeading___Toc31085_1688153934"/></text:h>
      <text:p text:style-name="P157">L'association des Amis du Père Lachaise soit ajouter une cartographie dynamique des<text:s/>monuments présents au sein du cimetière. Il vous est demandé de concevoir et réaliser cette cartographie à partir des données fournies ci-dessous:</text:p>
      <text:list text:style-name="OrgBulletedList">
        <text:list-item>
          <text:p text:style-name="P158"><text:a xlink:href="https://www.data.gouv.fr/fr/datasets/monuments-et-tombes-de-personnalites-du-cimetiere-du-pere-lachaise-openstreetmap-wikipedia-wikimedia/" office:target-frame-name="_top" xlink:show="replace"><text:span text:style-name="T159">https://www.data.gouv.fr/fr/datasets/monuments-et-tombes-de-personnalites-du-cimetiere-du-pere-lachaise-openstreetmap-wikipedia-wikimedia/</text:span></text:a></text:p>
        </text:list-item>
      </text:list>
      <text:h text:style-name="Titre2" text:outline-level="2"><text:bookmark-start text:name="org151e878"/><text:bookmark-start text:name="OrgXref.org151e878"/><text:bookmark-start text:name="__RefHeading___Toc31087_1688153934"/><text:bookmark-end text:name="org151e878"/>Sujet<text:bookmark-end text:name="OrgXref.org151e878"/><text:bookmark-end text:name="__RefHeading___Toc31087_1688153934"/></text:h>
      <text:h text:style-name="Titre3" text:outline-level="3"><text:bookmark-start text:name="org9a1c7b0"/><text:bookmark-start text:name="OrgXref.org9a1c7b0"/><text:bookmark-start text:name="__RefHeading___Toc31089_1688153934"/><text:bookmark-end text:name="org9a1c7b0"/>NR2122-07 Frontend<text:bookmark-end text:name="OrgXref.org9a1c7b0"/><text:bookmark-end text:name="__RefHeading___Toc31089_1688153934"/></text:h>
      <text:list text:style-name="OrgBulletedList">
        <text:list-item>
          <text:p text:style-name="P160">technologies identifiées :</text:p>
          <text:list text:continue-numbering="true">
            <text:list-item>
              <text:p text:style-name="P161">JS : Leaflet</text:p>
            </text:list-item>
            <text:list-item>
              <text:p text:style-name="P162">le fond de plan et la légende devront permettre la lisibilité des données</text:p>
            </text:list-item>
            <text:list-item>
              <text:p text:style-name="P163">Possibilité de charger les fichiers au format JSON pour tester en attendant la mise en place de la base.</text:p>
            </text:list-item>
          </text:list>
        </text:list-item>
        <text:list-item>
          <text:p text:style-name="P164">Fonctionnalités</text:p>
          <text:list text:continue-numbering="true">
            <text:list-item>
              <text:p text:style-name="P165">chargement du fichier JSON</text:p>
            </text:list-item>
            <text:list-item>
              <text:p text:style-name="P166">création des points à partir<text:s/>des coordonnées présentes</text:p>
            </text:list-item>
            <text:list-item>
              <text:p text:style-name="P167">affichage des points d'intérêts</text:p>
            </text:list-item>
            <text:list-item>
              <text:p text:style-name="P168">Choix d'une activité à l'aide d'un menu déroulant</text:p>
              <text:list text:continue-numbering="true">
                <text:list-item>
                  <text:p text:style-name="P169"><text:span text:style-name="T170">l'activité correspond au premier mot du champ<text:s/></text:span><text:span text:style-name="T171">activite</text:span><text:span text:style-name="T172"><text:s/>: par exemple<text:s/></text:span><text:span text:style-name="T173">chanteur</text:span><text:span text:style-name="T174"><text:s/>au lieu de<text:s/></text:span><text:span text:style-name="T175">chanteur français</text:span><text:span text:style-name="T176"><text:s/>.</text:span></text:p>
                </text:list-item>
                <text:list-item>
                  <text:p text:style-name="P177">la carte zoome sur les entités affichées</text:p>
                </text:list-item>
                <text:list-item>
                  <text:p text:style-name="P178">les monuments qui apparaissent sur la carte ont uniquement cette activité</text:p>
                </text:list-item>
                <text:list-item>
                  <text:p text:style-name="P179"><text:span text:style-name="T180">au changement d'une activité, le champ du formulaire<text:s/></text:span><text:span text:style-name="T181">année de décès</text:span><text:span text:style-name="T182"><text:s/>se remet à zéro</text:span></text:p>
                </text:list-item>
              </text:list>
            </text:list-item>
            <text:list-item>
              <text:p text:style-name="P183">choix d'une<text:s/><text:span text:style-name="Accentuation">année de décès</text:span></text:p>
              <text:list text:continue-numbering="true">
                <text:list-item>
                  <text:p text:style-name="P184">parmi les entités affichées, la page affiche l'année de décès<text:s/>des personnalités</text:p>
                </text:list-item>
                <text:list-item>
                  <text:p text:style-name="P185">si une année de décès est choisie, la page filtre les entités correspondantes</text:p>
                  <text:list text:continue-numbering="true">
                    <text:list-item>
                      <text:p text:style-name="P186"><text:span text:style-name="T187">si aucune<text:s/></text:span><text:span text:style-name="T188">activité</text:span><text:span text:style-name="T189"><text:s/>n'est sélectionnée, toutes les entré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Textbody">correspondantes sont affichées</text:p>
      <text:list text:style-name="OrgBulletedList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90"><text:span text:style-name="T191">si une<text:s/></text:span><text:span text:style-name="T192">activité</text:span><text:span text:style-name="T193"><text:s/>est sélectionnée, les entité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4">correspondantes à ces deux critères sont affichées.</text:p>
      <text:list text:style-name="OrgBulletedList" text:continue-numbering="true">
        <text:list-item>
          <text:list>
            <text:list-item>
              <text:list>
                <text:list-item>
                  <text:p text:style-name="P195">la carte zoome sur les entités restantes</text:p>
                </text:list-item>
              </text:list>
            </text:list-item>
            <text:list-item>
              <text:p text:style-name="P196">Au survol ou au clic, une infobulle donnant des informations sur l'entité survolée doit apparaître</text:p>
            </text:list-item>
          </text:list>
        </text:list-item>
      </text:list>
      <text:list text:style-name="OrgNumberedList">
        <text:list-item text:start-value="1">
          <text:p text:style-name="P197"><text:bookmark-start text:name="orgf5bb323"/><text:bookmark-start text:name="OrgXref.orgf5bb323"/><text:bookmark-end text:name="orgf5bb323"/>livrables<text:bookmark-end text:name="OrgXref.orgf5bb323"/></text:p>
        </text:list-item>
      </text:list>
      <text:list text:style-name="OrgBulletedList" text:continue-numbering="true">
        <text:list-item>
          <text:list>
            <text:list-item>
              <text:p text:style-name="P198">documentation</text:p>
              <text:list text:continue-numbering="true">
                <text:list-item>
                  <text:p text:style-name="P199">comment déployer ?</text:p>
                </text:list-item>
                <text:list-item>
                  <text:p text:style-name="P200">comment utiliser ?</text:p>
                </text:list-item>
                <text:list-item>
                  <text:p text:style-name="P201">la documentation présentera l'architecture du projet :</text:p>
                  <text:list text:continue-numbering="true">
                    <text:list-item>
                      <text:p text:style-name="P202">plan du site</text:p>
                    </text:list-item>
                    <text:list-item>
                      <text:p text:style-name="P203">captures d'écran</text:p>
                    </text:list-item>
                  </text:list>
                </text:list-item>
              </text:list>
            </text:list-item>
            <text:list-item>
              <text:p text:style-name="P204">code sources (licence GPL v3)</text:p>
            </text:list-item>
            <text:list-item>
              <text:p text:style-name="P205"><text:span text:style-name="T206">journal de bord (tâches effectuées à la journée)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3" style:display-name="Titre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Titre5" style:display-name="Titre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Titre6" style:display-name="Titre 6" style:family="paragraph" style:parent-style-name="Heading" style:next-style-name="Textbody" style:default-outline-level="6">
      <style:text-properties fo:font-weight="bold" style:font-weight-asian="bold" style:font-weight-complex="bold" fo:hyphenate="false"/>
    </style:style>
    <style:style style:name="Titre7" style:display-name="Titre 7" style:family="paragraph" style:parent-style-name="Heading" style:next-style-name="Textbody" style:default-outline-level="7">
      <style:text-properties fo:font-weight="bold" style:font-weight-asian="bold" style:font-weight-complex="bold" fo:hyphenate="false"/>
    </style:style>
    <style:style style:name="Titre8" style:display-name="Titre 8" style:family="paragraph" style:parent-style-name="Heading" style:next-style-name="Textbody" style:default-outline-level="8">
      <style:text-properties fo:font-weight="bold" style:font-weight-asian="bold" style:font-weight-complex="bold" fo:hyphenate="false"/>
    </style:style>
    <style:style style:name="Titre9" style:display-name="Titre 9" style:family="paragraph" style:parent-style-name="Heading" style:next-style-name="Textbody" style:default-outline-level="9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WW_CharLFO1LVL1" style:family="text">
      <style:text-properties fo:language="fr" fo:country="FR"/>
    </style:style>
    <text:list-style style:name="Outline" style:display-name="Outline">
      <text:list-level-style-number text:level="1" text:style-name="WW_CharLFO1LVL1" style:num-suffix=".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.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.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.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suffix=".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.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.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>
        <style:tab-stops>
          <style:tab-stop style:type="right" style:position="6.693in"/>
        </style:tab-stops>
      </style:paragraph-properties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ing_20_1_unnumbered" style:display-name="Heading_20_1_unnumbered" style:family="paragraph" style:parent-style-name="Titre1" style:default-outline-level="1">
      <style:text-properties fo:hyphenate="false"/>
    </style:style>
    <style:style style:name="Heading_20_2_unnumbered" style:display-name="Heading_20_2_unnumbered" style:family="paragraph" style:parent-style-name="Titre2" style:default-outline-level="2">
      <style:text-properties fo:hyphenate="false"/>
    </style:style>
    <style:style style:name="Heading_20_3_unnumbered" style:display-name="Heading_20_3_unnumbered" style:family="paragraph" style:parent-style-name="Titre3" style:default-outline-level="3">
      <style:text-properties fo:hyphenate="false"/>
    </style:style>
    <style:style style:name="Heading_20_4_unnumbered" style:display-name="Heading_20_4_unnumbered" style:family="paragraph" style:parent-style-name="Titre4" style:default-outline-level="4">
      <style:text-properties fo:hyphenate="false"/>
    </style:style>
    <style:style style:name="Heading_20_5_unnumbered" style:display-name="Heading_20_5_unnumbered" style:family="paragraph" style:parent-style-name="Titre5" style:default-outline-level="5">
      <style:text-properties fo:hyphenate="false"/>
    </style:style>
    <style:style style:name="Heading_20_6_unnumbered" style:display-name="Heading_20_6_unnumbered" style:family="paragraph" style:parent-style-name="Titre6" style:default-outline-level="6">
      <style:text-properties fo:hyphenate="false"/>
    </style:style>
    <style:style style:name="Heading_20_7_unnumbered" style:display-name="Heading_20_7_unnumbered" style:family="paragraph" style:parent-style-name="Titre7" style:default-outline-level="7">
      <style:text-properties fo:hyphenate="false"/>
    </style:style>
    <style:style style:name="Heading_20_8_unnumbered" style:display-name="Heading_20_8_unnumbered" style:family="paragraph" style:parent-style-name="Titre8" style:default-outline-level="8">
      <style:text-properties fo:hyphenate="false"/>
    </style:style>
    <style:style style:name="Heading_20_9_unnumbered" style:display-name="Heading_20_9_unnumbered" style:family="paragraph" style:parent-style-name="Titre9" style:default-outline-level="9">
      <style:text-properties fo:hyphenate="false"/>
    </style:style>
    <style:style style:name="Heading10" style:display-name="Heading 10" style:family="paragraph" style:parent-style-name="Heading" style:next-style-name="Textbody">
      <style:text-properties fo:font-weight="bold" style:font-weight-asian="bold" style:font-weight-complex="bold" fo:hyphenate="false"/>
    </style:style>
    <style:style style:name="Heading_20_10_unnumbered" style:display-name="Heading_20_10_unnumbered" style:family="paragraph" style:parent-style-name="Heading10">
      <style:text-properties fo:hyphenate="false"/>
    </style:style>
    <style:style style:name="Heading1.title" style:display-name="Heading 1.title" style:family="paragraph" style:parent-style-name="Titre1" style:default-outline-level="1">
      <style:paragraph-properties fo:text-align="center"/>
      <style:text-properties fo:hyphenate="false"/>
    </style:style>
    <style:style style:name="Titre" style:display-name="Titre" style:family="paragraph" style:parent-style-name="Heading" style:next-style-name="Sous-titre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OrgTitle" style:display-name="OrgTitle" style:family="paragraph" style:parent-style-name="Titre">
      <style:paragraph-properties fo:margin-top="0in" fo:margin-bottom="0in"/>
      <style:text-properties fo:font-size="24pt" style:font-size-asian="24pt" fo:hyphenate="false"/>
    </style:style>
    <style:style style:name="Sous-titre" style:display-name="Sous-titr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OrgSubtitle" style:display-name="OrgSubtitle" style:family="paragraph" style:parent-style-name="Sous-titre">
      <style:paragraph-properties fo:margin-top="0in" fo:margin-bottom="0in"/>
      <style:text-properties fo:font-size="20pt" style:font-size-asian="20pt" fo:hyphenate="false"/>
    </style:style>
    <style:style style:name="Textbodyindent" style:display-name="Text body indent" style:family="paragraph" style:parent-style-name="Textbody">
      <style:paragraph-properties fo:margin-left="0.1965in">
        <style:tab-stops/>
      </style:paragraph-properties>
      <style:text-properties fo:hyphenate="false"/>
    </style:style>
    <style:style style:name="ListIndent" style:display-name="List Indent" style:family="paragraph" style:parent-style-name="Textbody">
      <style:paragraph-properties fo:margin-left="1.9687in" fo:text-indent="-1.7715in">
        <style:tab-stops>
          <style:tab-stop style:type="left" style:position="0in"/>
        </style:tab-stops>
      </style:paragraph-properties>
      <style:text-properties fo:hyphenate="false"/>
    </style:style>
    <style:style style:name="Firstlineindent" style:display-name="First line indent" style:family="paragraph" style:parent-style-name="Textbody">
      <style:paragraph-properties fo:text-indent="0.1965in"/>
      <style:text-properties fo:hyphenate="false"/>
    </style:style>
    <style:style style:name="Hangingindent" style:display-name="Hanging indent" style:family="paragraph" style:parent-style-name="Textbody">
      <style:paragraph-properties fo:margin-left="0.3937in" fo:text-indent="-0.1965in">
        <style:tab-stops>
          <style:tab-stop style:type="left" style:position="0in"/>
        </style:tab-stops>
      </style:paragraph-properties>
      <style:text-properties fo:hyphenate="false"/>
    </style:style>
    <style:style style:name="Salutations" style:display-name="Salutation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left="0.5895in"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left="0.7861in"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Contents6" style:display-name="Contents 6" style:family="paragraph" style:parent-style-name="Index">
      <style:paragraph-properties fo:margin-left="0.9826in"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Contents7" style:display-name="Contents 7" style:family="paragraph" style:parent-style-name="Index">
      <style:paragraph-properties fo:margin-left="1.1791in"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Contents8" style:display-name="Contents 8" style:family="paragraph" style:parent-style-name="Index">
      <style:paragraph-properties fo:margin-left="1.3756in"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Contents9" style:display-name="Contents 9" style:family="paragraph" style:parent-style-name="Index">
      <style:paragraph-properties fo:margin-left="1.5722in"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Contents10" style:display-name="Contents 10" style:family="paragraph" style:parent-style-name="Index">
      <style:paragraph-properties fo:margin-left="1.7687in"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OrgFootnoteQuotations" style:display-name="OrgFootnoteQuotations" style:family="paragraph" style:parent-style-name="Footnote">
      <style:paragraph-properties fo:margin-bottom="0.1965in" fo:margin-left="0.3937in" fo:margin-right="0.3937in" fo:text-indent="0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OrgVerse" style:display-name="OrgVerse" style:family="paragraph" style:parent-style-name="PreformattedText">
      <style:text-properties fo:hyphenate="false"/>
    </style:style>
    <style:style style:name="OrgClock" style:display-name="OrgClock" style:family="paragraph" style:parent-style-name="Textbody">
      <style:paragraph-properties fo:margin-bottom="0in"/>
      <style:text-properties fo:hyphenate="false"/>
    </style:style>
    <style:style style:name="OrgClockLastLine" style:display-name="OrgClockLastLine" style:family="paragraph" style:parent-style-name="OrgClock">
      <style:text-properties fo:hyphenate="false"/>
    </style:style>
    <style:style style:name="OrgPlanning" style:display-name="OrgPlanning" style:family="paragraph" style:parent-style-name="Textbody">
      <style:text-properties fo:hyphenate="false"/>
    </style:style>
    <style:style style:name="OrgFixedWidthBlock" style:display-name="OrgFixedWidthBlock" style:family="paragraph" style:parent-style-name="PreformattedText">
      <style:paragraph-properties fo:border="0.0034in solid #000000" fo:padding="0.0138in" style:shadow="none" fo:background-color="#C0C0C0"/>
      <style:text-properties fo:hyphenate="false"/>
    </style:style>
    <style:style style:name="OrgFixedWidthBlockLastLine" style:display-name="OrgFixedWidthBlockLastLine" style:family="paragraph" style:parent-style-name="OrgFixedWidthBlock">
      <style:paragraph-properties fo:margin-bottom="0.0826in"/>
      <style:text-properties fo:hyphenate="false"/>
    </style:style>
    <style:style style:name="OrgSrcBlockLastLine" style:display-name="OrgSrcBlockLastLine" style:family="paragraph">
      <style:paragraph-properties fo:margin-bottom="0.0826in"/>
      <style:text-properties fo:hyphenate="false"/>
    </style:style>
    <style:style style:name="OrgCenter" style:display-name="OrgCenter" style:family="paragraph" style:parent-style-name="Textbody">
      <style:paragraph-properties fo:text-align="center"/>
      <style:text-properties fo:hyphenate="false"/>
    </style:style>
    <style:style style:name="OrgFootnoteCenter" style:display-name="OrgFootnoteCenter" style:family="paragraph" style:parent-style-name="Footnote">
      <style:paragraph-properties fo:text-align="center"/>
      <style:text-properties fo:hyphenate="false"/>
    </style:style>
    <style:style style:name="OrgTableContents" style:display-name="OrgTableContents" style:family="paragraph" style:parent-style-name="Textbody">
      <style:text-properties fo:hyphenate="false"/>
    </style:style>
    <style:style style:name="OrgTableHeading" style:display-name="OrgTableHeading" style:family="paragraph" style:parent-style-name="OrgTableContents">
      <style:paragraph-properties text:number-lines="false" fo:text-align="center"/>
      <style:text-properties fo:font-weight="bold" style:font-weight-asian="bold" style:font-weight-complex="bold" fo:hyphenate="false"/>
    </style:style>
    <style:style style:name="OrgTableHeadingLeft" style:display-name="OrgTableHeadingLeft" style:family="paragraph" style:parent-style-name="OrgTableHeading">
      <style:paragraph-properties fo:text-align="start"/>
      <style:text-properties fo:hyphenate="false"/>
    </style:style>
    <style:style style:name="OrgTableHeadingRight" style:display-name="OrgTableHeadingRight" style:family="paragraph" style:parent-style-name="OrgTableHeading">
      <style:paragraph-properties fo:text-align="end"/>
      <style:text-properties fo:hyphenate="false"/>
    </style:style>
    <style:style style:name="OrgTableHeadingCenter" style:display-name="OrgTableHeadingCenter" style:family="paragraph" style:parent-style-name="OrgTableHeading">
      <style:text-properties fo:hyphenate="false"/>
    </style:style>
    <style:style style:name="OrgTableContentsLeft" style:display-name="OrgTableContentsLeft" style:family="paragraph" style:parent-style-name="OrgTableContents">
      <style:text-properties fo:hyphenate="false"/>
    </style:style>
    <style:style style:name="OrgTableContentsRight" style:display-name="OrgTableContentsRight" style:family="paragraph" style:parent-style-name="OrgTableContents">
      <style:paragraph-properties fo:text-align="end"/>
      <style:text-properties fo:hyphenate="false"/>
    </style:style>
    <style:style style:name="OrgTableContentsCenter" style:display-name="OrgTableContentsCenter" style:family="paragraph" style:parent-style-name="OrgTableContents">
      <style:paragraph-properties fo:text-align="center"/>
      <style:text-properties fo:hyphenate="false"/>
    </style:style>
    <style:style style:name="Textbodybold" style:display-name="Text body bold" style:family="paragraph" style:parent-style-name="Textbody" style:next-style-name="Textbody">
      <style:text-properties fo:font-weight="bold" style:font-weight-asian="bold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Figure" style:display-name="Figure" style:family="paragraph" style:parent-style-name="Légende">
      <style:text-properties fo:hyphenate="false"/>
    </style:style>
    <style:style style:name="IllustrationIndexHeading" style:display-name="Illustration Index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Table" style:display-name="Table" style:family="paragraph" style:parent-style-name="Légende">
      <style:paragraph-properties fo:text-align="center"/>
      <style:text-properties fo:hyphenate="false"/>
    </style:style>
    <style:style style:name="Listing" style:display-name="Listing" style:family="paragraph" style:parent-style-name="Légende">
      <style:paragraph-properties fo:keep-with-next="always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0826in"/>
      <style:text-properties fo:font-size="6pt" style:font-size-asian="6pt" style:font-size-complex="6pt" fo:hyphenate="false"/>
    </style:style>
    <style:style style:name="OrgInlineTaskHeading" style:display-name="OrgInlineTaskHeading" style:family="paragraph" style:parent-style-name="Légende" style:next-style-name="Textbody">
      <style:text-properties fo:font-weight="bold" style:font-weight-asian="bold" fo:font-style="normal" style:font-style-asian="normal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Accentuation" style:display-name="Accentuation" style:family="text">
      <style:text-properties fo:font-style="italic" style:font-style-asian="italic" style:font-style-complex="italic"/>
    </style:style>
    <style:style style:name="Underline" style:display-name="Underline" style:family="text">
      <style:text-properties fo:background-color="transparent" style:text-underline-type="single" style:text-underline-style="solid" style:text-underline-width="auto" style:text-underline-mode="continuous" style:text-underline-color="font-color"/>
    </style:style>
    <style:style style:name="Strikethrough" style:display-name="Strikethrough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SourceText" style:display-name="Source Text" style:family="text">
      <style:text-properties style:font-name="Courier New" style:font-name-asian="NSimSun" style:font-name-complex="Courier New" fo:background-color="transparent"/>
    </style:style>
    <style:style style:name="Citation1" style:display-name="Citation1" style:family="text">
      <style:text-properties fo:font-style="italic" style:font-style-asian="italic" style:font-style-complex="italic"/>
    </style:style>
    <style:style style:name="Example" style:display-name="Example" style:family="text">
      <style:text-properties style:font-name="Courier New" style:font-name-asian="NSimSun" style:font-name-complex="Courier New" fo:background-color="transparent"/>
    </style:style>
    <style:style style:name="OrgCode" style:display-name="OrgCode" style:family="text" style:parent-style-name="SourceText">
      <style:text-properties style:font-name="Courier New" style:font-name-asian="NSimSun" style:font-name-complex="Courier New" fo:background-color="transparent"/>
    </style:style>
    <style:style style:name="OrgTodo" style:display-name="OrgTodo" style:family="text"/>
    <style:style style:name="OrgDone" style:display-name="OrgDone" style:family="text"/>
    <style:style style:name="OrgTag" style:display-name="OrgTag" style:family="text">
      <style:text-properties fo:font-variant="small-caps" fo:background-color="transparent"/>
    </style:style>
    <style:style style:name="OrgTags" style:display-name="OrgTags" style:family="text"/>
    <style:style style:name="OrgPriority" style:display-name="OrgPriority" style:family="text"/>
    <style:style style:name="OrgPriority-A" style:display-name="OrgPriority-A" style:family="text" style:parent-style-name="OrgPriority"/>
    <style:style style:name="OrgPriority-B" style:display-name="OrgPriority-B" style:family="text" style:parent-style-name="OrgPriority"/>
    <style:style style:name="OrgPriority-C" style:display-name="OrgPriority-C" style:family="text" style:parent-style-name="OrgPriority"/>
    <style:style style:name="OrgTimestamp" style:display-name="OrgTimestamp" style:family="text">
      <style:text-properties style:font-name="Courier New" style:font-name-asian="NSimSun" style:font-name-complex="Courier New" fo:background-color="transparent"/>
    </style:style>
    <style:style style:name="OrgActiveTimestamp" style:display-name="OrgActiveTimestamp" style:family="text" style:parent-style-name="OrgTimestamp">
      <style:text-properties style:font-name="Courier New" style:font-name-asian="NSimSun" style:font-name-complex="Courier New" fo:background-color="transparent"/>
    </style:style>
    <style:style style:name="OrgInactiveTimestamp" style:display-name="OrgInactiveTimestamp" style:family="text" style:parent-style-name="OrgTimestamp">
      <style:text-properties style:font-name="Courier New" style:font-name-asian="NSimSun" style:font-name-complex="Courier New" fo:background-color="transparent"/>
    </style:style>
    <style:style style:name="OrgTimestampKeyword" style:display-name="OrgTimestampKeyword" style:family="text">
      <style:text-properties fo:font-weight="bold" style:font-weight-asian="bold" style:use-window-font-color="true"/>
    </style:style>
    <style:style style:name="OrgScheduledKeyword" style:display-name="OrgScheduledKeyword" style:family="text" style:parent-style-name="OrgTimestampKeyword">
      <style:text-properties fo:font-weight="bold" style:font-weight-asian="bold" style:use-window-font-color="true"/>
    </style:style>
    <style:style style:name="OrgDeadlineKeyword" style:display-name="OrgDeadlineKeyword" style:family="text" style:parent-style-name="OrgTimestampKeyword">
      <style:text-properties fo:font-weight="bold" style:font-weight-asian="bold" style:use-window-font-color="true"/>
    </style:style>
    <style:style style:name="OrgClockKeyword" style:display-name="OrgClockKeyword" style:family="text" style:parent-style-name="OrgTimestampKeyword">
      <style:text-properties fo:font-weight="bold" style:font-weight-asian="bold" style:use-window-font-color="true"/>
    </style:style>
    <style:style style:name="OrgClosedKeyword" style:display-name="OrgClosedKeyword" style:family="text" style:parent-style-name="OrgTimestampKeyword">
      <style:text-properties fo:font-weight="bold" style:font-weight-asian="bold" style:use-window-font-color="true"/>
    </style:style>
    <style:style style:name="OrgTimestampWrapper" style:display-name="OrgTimestampWrapper" style:family="text"/>
    <style:style style:name="OrgTarget" style:display-name="OrgTarget" style:family="text"/>
    <style:style style:name="Bold" style:display-name="Bold" style:family="text">
      <style:text-properties fo:font-weight="bold" style:font-weight-asian="bold"/>
    </style:style>
    <style:style style:name="NumberingSymbols" style:display-name="Numbering Symbols" style:family="text"/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OrgSuperscript" style:display-name="OrgSuperscript" style:family="text">
      <style:text-properties style:text-position="super 66.6%"/>
    </style:style>
    <style:style style:name="OrgSubscript" style:display-name="OrgSubscript" style:family="text">
      <style:text-properties style:text-position="sub 66.6%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_20_Symbols" style:display-name="Bullet_20_Symbols" style:family="text"/>
    <text:list-style style:name="List1" style:display-name="List 1">
      <text:list-level-style-bullet text:level="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bullet>
      <text:list-level-style-bullet text:level="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</text:list-level-style-bullet>
      <text:list-level-style-bullet text:level="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</text:list-level-style-bullet>
      <text:list-level-style-bullet text:level="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</text:list-level-style-bullet>
      <text:list-level-style-bullet text:level="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</text:list-level-style-bullet>
      <text:list-level-style-bullet text:level="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</text:list-level-style-bullet>
      <text:list-level-style-bullet text:level="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</text:list-level-style-bullet>
      <text:list-level-style-bullet text:level="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</text:list-level-style-bullet>
      <text:list-level-style-bullet text:level="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</text:list-level-style-bullet>
    </text:list-style>
    <text:list-style style:name="Numbering1" style:display-name="Numbering 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OrgNumberedList" style:display-name="OrgNumbered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StarSymbol"/>
    </style:style>
    <style:style style:name="WW_CharLFO5LVL2" style:family="text">
      <style:text-properties style:font-name="StarSymbol"/>
    </style:style>
    <style:style style:name="WW_CharLFO5LVL3" style:family="text">
      <style:text-properties style:font-name="StarSymbol"/>
    </style:style>
    <style:style style:name="WW_CharLFO5LVL4" style:family="text">
      <style:text-properties style:font-name="StarSymbol"/>
    </style:style>
    <style:style style:name="WW_CharLFO5LVL5" style:family="text">
      <style:text-properties style:font-name="StarSymbol"/>
    </style:style>
    <style:style style:name="WW_CharLFO5LVL6" style:family="text">
      <style:text-properties style:font-name="StarSymbol"/>
    </style:style>
    <style:style style:name="WW_CharLFO5LVL7" style:family="text">
      <style:text-properties style:font-name="StarSymbol"/>
    </style:style>
    <style:style style:name="WW_CharLFO5LVL8" style:family="text">
      <style:text-properties style:font-name="StarSymbol"/>
    </style:style>
    <style:style style:name="WW_CharLFO5LVL9" style:family="text">
      <style:text-properties style:font-name="StarSymbol"/>
    </style:style>
    <text:list-style style:name="OrgBulletedList" style:display-name="OrgBulletedList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OrgDescriptionList" style:display-name="OrgDescriptionList">
      <text:list-level-style-number text:level="1" style:num-format="">
        <style:list-level-properties text:space-before="0.25in" text:min-label-width="0in" text:list-level-position-and-space-mode="label-alignment">
          <style:list-level-label-alignment text:label-followed-by="listtab" fo:margin-left="0.25in" fo:text-indent="0in"/>
        </style:list-level-properties>
      </text:list-level-style-number>
      <text:list-level-style-number text:level="2" style:num-format="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style:num-format="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4" style:num-format="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5" style:num-format="">
        <style:list-level-properties text:space-before="1.25in" text:min-label-width="0in" text:list-level-position-and-space-mode="label-alignment">
          <style:list-level-label-alignment text:label-followed-by="listtab" fo:margin-left="1.25in" fo:text-indent="0in"/>
        </style:list-level-properties>
      </text:list-level-style-number>
      <text:list-level-style-number text:level="6" style:num-format="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7" style:num-format="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8" style:num-format="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9" style:num-format="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</text:list-style>
    <text:list-style style:name="OrgSrcBlockNumberedLine" style:display-name="OrgSrcBlockNumberedLine">
      <text:list-level-style-number text:level="1" style:num-format="1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>
        <style:list-level-properties fo:text-align="end"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>
        <style:list-level-properties fo:text-align="end"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>
        <style:list-level-properties fo:text-align="end"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.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.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.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.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suffix=".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suffix=". 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suffix=". 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suffix=". 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361in"/>
      </style:footer-style>
    </style:page-layout>
    <style:style style:name="P2" style:parent-style-name="Pieddepage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icro-projet ING2 2021-2022</dc:title>
    <dc:subject/>
    <meta:initial-creator>Nicolas Roelandt</meta:initial-creator>
    <dc:creator>Mélodie Fleury</dc:creator>
    <meta:creation-date>2021-12-09T21:12:00Z</meta:creation-date>
    <dc:date>2021-12-12T21:49:00Z</dc:date>
    <meta:template xlink:href="Normal.dotm" xlink:type="simple"/>
    <meta:editing-cycles>6</meta:editing-cycles>
    <meta:editing-duration>PT17100S</meta:editing-duration>
    <meta:document-statistic meta:page-count="1" meta:paragraph-count="20" meta:word-count="1576" meta:character-count="10224" meta:row-count="72" meta:non-whitespace-character-count="8668"/>
  </office:meta>
</office:document-meta>
</file>